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5.3126in"/>
    </style:style>
    <style:style style:name="co6" style:family="table-column">
      <style:table-column-properties fo:break-before="auto" style:column-width="2.4374in"/>
    </style:style>
    <style:style style:name="co7" style:family="table-column">
      <style:table-column-properties fo:break-before="auto" style:column-width="2.9898in"/>
    </style:style>
    <style:style style:name="co8" style:family="table-column">
      <style:table-column-properties fo:break-before="auto" style:column-width="3.1043in"/>
    </style:style>
    <style:style style:name="co9" style:family="table-column">
      <style:table-column-properties fo:break-before="auto" style:column-width="6.4583in"/>
    </style:style>
    <style:style style:name="co10" style:family="table-column">
      <style:table-column-properties fo:break-before="auto" style:column-width="2.6354in"/>
    </style:style>
    <style:style style:name="co11" style:family="table-column">
      <style:table-column-properties fo:break-before="auto" style:column-width="2.698in"/>
    </style:style>
    <style:style style:name="co12" style:family="table-column">
      <style:table-column-properties fo:break-before="auto" style:column-width="2.8437in"/>
    </style:style>
    <style:style style:name="co13" style:family="table-column">
      <style:table-column-properties fo:break-before="auto" style:column-width="2.3543in"/>
    </style:style>
    <style:style style:name="co14" style:family="table-column">
      <style:table-column-properties fo:break-before="auto" style:column-width="1.5937in"/>
    </style:style>
    <style:style style:name="co15" style:family="table-column">
      <style:table-column-properties fo:break-before="auto" style:column-width="4.3437in"/>
    </style:style>
    <style:style style:name="co16" style:family="table-column">
      <style:table-column-properties fo:break-before="auto" style:column-width="2.8335in"/>
    </style:style>
    <style:style style:name="co17" style:family="table-column">
      <style:table-column-properties fo:break-before="auto" style:column-width="7.1457in"/>
    </style:style>
    <style:style style:name="co18" style:family="table-column">
      <style:table-column-properties fo:break-before="auto" style:column-width="8.539in"/>
    </style:style>
    <style:style style:name="co19" style:family="table-column">
      <style:table-column-properties fo:break-before="auto" style:column-width="2.3953in"/>
    </style:style>
    <style:style style:name="co20" style:family="table-column">
      <style:table-column-properties fo:break-before="auto" style:column-width="4.2063in"/>
    </style:style>
    <style:style style:name="co21" style:family="table-column">
      <style:table-column-properties fo:break-before="auto" style:column-width="4.6764in"/>
    </style:style>
    <style:style style:name="co22" style:family="table-column">
      <style:table-column-properties fo:break-before="auto" style:column-width="2.4063in"/>
    </style:style>
    <style:style style:name="co23" style:family="table-column">
      <style:table-column-properties fo:break-before="auto" style:column-width="1.2492in"/>
    </style:style>
    <style:style style:name="co24" style:family="table-column">
      <style:table-column-properties fo:break-before="auto" style:column-width="3.5728in"/>
    </style:style>
    <style:style style:name="co25" style:family="table-column">
      <style:table-column-properties fo:break-before="auto" style:column-width="3.9083in"/>
    </style:style>
    <style:style style:name="co26" style:family="table-column">
      <style:table-column-properties fo:break-before="auto" style:column-width="0.9689in"/>
    </style:style>
    <style:style style:name="co27" style:family="table-column">
      <style:table-column-properties fo:break-before="auto" style:column-width="1.9689in"/>
    </style:style>
    <style:style style:name="co28" style:family="table-column">
      <style:table-column-properties fo:break-before="auto" style:column-width="1.1665in"/>
    </style:style>
    <style:style style:name="co29" style:family="table-column">
      <style:table-column-properties fo:break-before="auto" style:column-width="0.75in"/>
    </style:style>
    <style:style style:name="co30" style:family="table-column">
      <style:table-column-properties fo:break-before="auto" style:column-width="1.8854in"/>
    </style:style>
    <style:style style:name="co31" style:family="table-column">
      <style:table-column-properties fo:break-before="auto" style:column-width="1.9063in"/>
    </style:style>
    <style:style style:name="co32" style:family="table-column">
      <style:table-column-properties fo:break-before="auto" style:column-width="2.2398in"/>
    </style:style>
    <style:style style:name="co33" style:family="table-column">
      <style:table-column-properties fo:break-before="auto" style:column-width="2.2811in"/>
    </style:style>
    <style:style style:name="co34" style:family="table-column">
      <style:table-column-properties fo:break-before="auto" style:column-width="0.9374in"/>
    </style:style>
    <style:style style:name="co35" style:family="table-column">
      <style:table-column-properties fo:break-before="auto" style:column-width="1.1252in"/>
    </style:style>
    <style:style style:name="co36" style:family="table-column">
      <style:table-column-properties fo:break-before="auto" style:column-width="1.1043in"/>
    </style:style>
    <style:style style:name="co37" style:family="table-column">
      <style:table-column-properties fo:break-before="auto" style:column-width="1.1354in"/>
    </style:style>
    <style:style style:name="co38" style:family="table-column">
      <style:table-column-properties fo:break-before="auto" style:column-width="1.1772in"/>
    </style:style>
    <style:style style:name="co39" style:family="table-column">
      <style:table-column-properties fo:break-before="auto" style:column-width="1.8957in"/>
    </style:style>
    <style:style style:name="co40" style:family="table-column">
      <style:table-column-properties fo:break-before="auto" style:column-width="1.2602in"/>
    </style:style>
    <style:style style:name="co41" style:family="table-column">
      <style:table-column-properties fo:break-before="auto" style:column-width="1.6354in"/>
    </style:style>
    <style:style style:name="co42" style:family="table-column">
      <style:table-column-properties fo:break-before="auto" style:column-width="1.7602in"/>
    </style:style>
    <style:style style:name="co43" style:family="table-column">
      <style:table-column-properties fo:break-before="auto" style:column-width="2.302in"/>
    </style:style>
    <style:style style:name="co44" style:family="table-column">
      <style:table-column-properties fo:break-before="auto" style:column-width="3.4165in"/>
    </style:style>
    <style:style style:name="co45" style:family="table-column">
      <style:table-column-properties fo:break-before="auto" style:column-width="3.1457in"/>
    </style:style>
    <style:style style:name="co46" style:family="table-column">
      <style:table-column-properties fo:break-before="auto" style:column-width="2.6043in"/>
    </style:style>
    <style:style style:name="co47" style:family="table-column">
      <style:table-column-properties fo:break-before="auto" style:column-width="2.052in"/>
    </style:style>
    <style:style style:name="co48" style:family="table-column">
      <style:table-column-properties fo:break-before="auto" style:column-width="5.7602in"/>
    </style:style>
    <style:style style:name="co49" style:family="table-column">
      <style:table-column-properties fo:break-before="auto" style:column-width="1.5417in"/>
    </style:style>
    <style:style style:name="co50" style:family="table-column">
      <style:table-column-properties fo:break-before="auto" style:column-width="2.7189in"/>
    </style:style>
    <style:style style:name="co51" style:family="table-column">
      <style:table-column-properties fo:break-before="auto" style:column-width="3.7189in"/>
    </style:style>
    <style:style style:name="co52" style:family="table-column">
      <style:table-column-properties fo:break-before="auto" style:column-width="5.4063in"/>
    </style:style>
    <style:style style:name="co53" style:family="table-column">
      <style:table-column-properties fo:break-before="auto" style:column-width="4.4898in"/>
    </style:style>
    <style:style style:name="co54" style:family="table-column">
      <style:table-column-properties fo:break-before="auto" style:column-width="2.7602in"/>
    </style:style>
    <style:style style:name="co5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3" style:family="table-cell" style:parent-style-name="Default" style:data-style-name="N0">
      <style:table-cell-properties style:vertical-align="top"/>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15" style:family="table-cell" style:parent-style-name="Default" style:data-style-name="N0">
      <style:table-cell-properties style:vertical-align="automatic"/>
      <style:text-properties fo:color="#1155cc" style:text-outline="false" style:text-line-through-style="none" style:text-line-through-type="none" style:font-name="Arial"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T1" style:family="text">
      <style:text-properties fo:color="#1155cc" style:font-name="Arial"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Challenges.E2">
          <table:error-message table:message-type="stop" table:display="true"/>
        </table:content-validation>
        <table:content-validation table:name="val2" table:condition="of:cell-content-is-in-list(OPPORTUNITIES)" table:allow-empty-cell="true" table:display-list="unsorted" table:base-cell-address="Opportunities.A2">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D2">
          <table:help-message table:display="true"/>
          <table:error-message table:message-type="stop" table:display="true"/>
        </table:content-validation>
        <table:content-validation table:name="val4" table:condition="of:cell-content-is-in-list(ActorGroups)" table:allow-empty-cell="true" table:display-list="unsorted" table:base-cell-address="ActorGroups.E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G2">
          <table:help-message table:display="true"/>
          <table:error-message table:message-type="stop" table:display="true"/>
        </table:content-validation>
        <table:content-validation table:name="val7" table:condition="of:cell-content-is-in-list(OPPORTUNITIES)" table:allow-empty-cell="true" table:display-list="unsorted" table:base-cell-address="Relations.D2">
          <table:help-message table:display="true"/>
          <table:error-message table:message-type="stop" table:display="true"/>
        </table:content-validation>
        <table:content-validation table:name="val8" table:condition="of:cell-content-is-in-list(CHALLENGES)" table:allow-empty-cell="true" table:display-list="unsorted" table:base-cell-address="Users.F2">
          <table:help-message table:display="true"/>
          <table:error-message table:message-type="stop" table:display="true"/>
        </table:content-validation>
        <table:content-validation table:name="val9" table:condition="of:cell-content-is-in-list(GROUPS)" table:allow-empty-cell="true" table:display-list="unsorted" table:base-cell-address="Users.H2">
          <table:error-message table:message-type="stop" table:display="true"/>
        </table:content-validation>
        <table:content-validation table:name="val10" table:condition="of:cell-content-is-in-list([Groups.$A$2:.$A$4])" table:allow-empty-cell="true" table:display-list="unsorted" table:base-cell-address="Users.H351">
          <table:error-message table:message-type="stop" table:display="true"/>
        </table:content-validation>
        <table:content-validation table:name="val11" table:condition="of:cell-content-is-in-list(#REF!)" table:allow-empty-cell="true" table:display-list="unsorted" table:base-cell-address="Users.T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text:p>
          </table:table-cell>
          <table:table-cell table:number-columns-repeated="62"/>
        </table:table-row>
        <table:table-row table:style-name="ro3">
          <table:table-cell table:style-name="ce35" office:value-type="string" calcext:value-type="string">
            <text:p>Ecoverse</text:p>
          </table:table-cell>
          <table:table-cell table:style-name="ce35" office:value-type="string" calcext:value-type="string">
            <text:p>The Ecoverse to be populated</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4">
          <table:table-cell table:number-columns-repeated="64"/>
        </table:table-row>
        <table:table-row table:style-name="ro4">
          <table:table-cell table:number-columns-repeated="64"/>
        </table:table-row>
      </table:table>
      <table:table table:name="Organisations" table:style-name="ta1">
        <table:table-column table:style-name="co5" table:default-cell-style-name="ce33"/>
        <table:table-column table:style-name="co6" table:default-cell-style-name="ce33"/>
        <table:table-column table:style-name="co5"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58"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AVATAR_FILE</text:p>
          </table:table-cell>
          <table:table-cell table:style-name="ce38" office:value-type="string" calcext:value-type="string">
            <text:p>AVATAR</text:p>
          </table:table-cell>
          <table:table-cell table:style-name="ce42" table:number-columns-repeated="14"/>
          <table:table-cell table:number-columns-repeated="44"/>
        </table:table-row>
        <table:table-row table:style-name="ro3">
          <table:table-cell table:style-name="ce35" office:value-type="string" calcext:value-type="string">
            <text:p>CherrytwistOrg</text:p>
          </table:table-cell>
          <table:table-cell table:style-name="ce35" office:value-type="string" calcext:value-type="string">
            <text:p>Cherrytwist Foundation</text:p>
          </table:table-cell>
          <table:table-cell table:style-name="ce35" office:value-type="string" calcext:value-type="string">
            <text:p>Enabling society to collaborate. Building a better future, together.</text:p>
          </table:table-cell>
          <table:table-cell table:style-name="ce35" office:value-type="string" calcext:value-type="string">
            <text:p>Open source Challenge Management Platform</text:p>
          </table:table-cell>
          <table:table-cell table:style-name="ce35" office:value-type="string" calcext:value-type="string">
            <text:p>cherrytwist.png</text:p>
          </table:table-cell>
          <table:table-cell table:style-name="ce48"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48"/>
          <table:table-cell table:number-columns-repeated="57"/>
        </table:table-row>
        <table:table-row table:style-name="ro3">
          <table:table-cell table:number-columns-repeated="2"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58"/>
        </table:table-row>
        <table:table-row table:style-name="ro3">
          <table:table-cell table:style-name="ce35" office:value-type="string" calcext:value-type="string">
            <text:p>Peace</text:p>
          </table:table-cell>
          <table:table-cell table:style-name="ce35" office:value-type="string" calcext:value-type="string">
            <text:p>Business Plan for Peace</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58"/>
        </table:table-row>
        <table:table-row table:style-name="ro3">
          <table:table-cell table:style-name="ce43" office:value-type="string" calcext:value-type="string">
            <text:p>CyberNN</text:p>
          </table:table-cell>
          <table:table-cell table:style-name="ce43" office:value-type="string" calcext:value-type="string">
            <text:p>Cybersecurity North-Netherlands</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58"/>
        </table:table-row>
        <table:table-row table:style-name="ro3">
          <table:table-cell table:style-name="ce43" office:value-type="string" calcext:value-type="string">
            <text:p>DAML_DA</text:p>
          </table:table-cell>
          <table:table-cell table:style-name="ce43" office:value-type="string" calcext:value-type="string">
            <text:p>DAML Digital Asset</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58"/>
        </table:table-row>
        <table:table-row table:style-name="ro3">
          <table:table-cell table:style-name="ce43" office:value-type="string" calcext:value-type="string">
            <text:p>Dell_boomi</text:p>
          </table:table-cell>
          <table:table-cell table:style-name="ce43" office:value-type="string" calcext:value-type="string">
            <text:p>Dell Boomi</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58"/>
        </table:table-row>
        <table:table-row table:style-name="ro3">
          <table:table-cell table:style-name="ce43" office:value-type="string" calcext:value-type="string">
            <text:p>DBC</text:p>
          </table:table-cell>
          <table:table-cell table:style-name="ce43" office:value-type="string" calcext:value-type="string">
            <text:p>Dutch Blockchain Coalition</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58"/>
        </table:table-row>
        <table:table-row table:style-name="ro3">
          <table:table-cell table:style-name="ce47" office:value-type="string" calcext:value-type="string">
            <text:p>MinDef</text:p>
          </table:table-cell>
          <table:table-cell table:style-name="ce47" office:value-type="string" calcext:value-type="string">
            <text:p>Dutch Ministry of Defens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58"/>
        </table:table-row>
        <table:table-row table:style-name="ro3">
          <table:table-cell table:style-name="ce43" office:value-type="string" calcext:value-type="string">
            <text:p>MinBZK</text:p>
          </table:table-cell>
          <table:table-cell table:style-name="ce43" office:value-type="string" calcext:value-type="string">
            <text:p>Dutch Ministry of the Interior and Kingdom Relations</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58"/>
        </table:table-row>
        <table:table-row table:style-name="ro3">
          <table:table-cell table:style-name="ce43" office:value-type="string" calcext:value-type="string">
            <text:p>Politie</text:p>
          </table:table-cell>
          <table:table-cell table:style-name="ce43" office:value-type="string" calcext:value-type="string">
            <text:p>Dutch Police</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58"/>
        </table:table-row>
        <table:table-row table:style-name="ro3">
          <table:table-cell table:number-columns-repeated="2" table:style-name="ce43"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58"/>
        </table:table-row>
        <table:table-row table:style-name="ro3">
          <table:table-cell table:number-columns-repeated="2" table:style-name="ce43"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58"/>
        </table:table-row>
        <table:table-row table:style-name="ro3">
          <table:table-cell table:number-columns-repeated="2" table:style-name="ce43"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58"/>
        </table:table-row>
        <table:table-row table:style-name="ro3">
          <table:table-cell table:style-name="ce35" office:value-type="string" calcext:value-type="string">
            <text:p>DenHaag</text:p>
          </table:table-cell>
          <table:table-cell table:style-name="ce35" office:value-type="string" calcext:value-type="string">
            <text:p>Gemeente Den 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58"/>
        </table:table-row>
        <table:table-row table:style-name="ro3">
          <table:table-cell table:style-name="ce43" office:value-type="string" calcext:value-type="string">
            <text:p>Groningen</text:p>
          </table:table-cell>
          <table:table-cell table:style-name="ce43" office:value-type="string" calcext:value-type="string">
            <text:p>Gemeente Groningen</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58"/>
        </table:table-row>
        <table:table-row table:style-name="ro3">
          <table:table-cell table:style-name="ce43" office:value-type="string" calcext:value-type="string">
            <text:p>GridSingularity</text:p>
          </table:table-cell>
          <table:table-cell table:style-name="ce43" office:value-type="string" calcext:value-type="string">
            <text:p>Grid 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58"/>
        </table:table-row>
        <table:table-row table:style-name="ro3">
          <table:table-cell table:style-name="ce43" office:value-type="string" calcext:value-type="string">
            <text:p>Hanze_Groningen</text:p>
          </table:table-cell>
          <table:table-cell table:style-name="ce43" office:value-type="string" calcext:value-type="string">
            <text:p>Hanzehogeschool Groningen</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58"/>
        </table:table-row>
        <table:table-row table:style-name="ro3">
          <table:table-cell table:number-columns-repeated="2" table:style-name="ce43"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58"/>
        </table:table-row>
        <table:table-row table:style-name="ro3">
          <table:table-cell table:number-columns-repeated="2" table:style-name="ce43"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58"/>
        </table:table-row>
        <table:table-row table:style-name="ro3">
          <table:table-cell table:number-columns-repeated="2" table:style-name="ce43"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58"/>
        </table:table-row>
        <table:table-row table:style-name="ro3">
          <table:table-cell table:number-columns-repeated="2" table:style-name="ce43"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58"/>
        </table:table-row>
        <table:table-row table:style-name="ro3">
          <table:table-cell table:style-name="ce35" office:value-type="string" calcext:value-type="string">
            <text:p>KvK</text:p>
          </table:table-cell>
          <table:table-cell table:style-name="ce35" office:value-type="string" calcext:value-type="string">
            <text:p>Kamer van Koophandel</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58"/>
        </table:table-row>
        <table:table-row table:style-name="ro3">
          <table:table-cell table:style-name="ce43" office:value-type="string" calcext:value-type="string">
            <text:p>KLM_Cargo</text:p>
          </table:table-cell>
          <table:table-cell table:style-name="ce43" office:value-type="string" calcext:value-type="string">
            <text:p>KLM Cargo</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58"/>
        </table:table-row>
        <table:table-row table:style-name="ro3">
          <table:table-cell table:style-name="ce43" office:value-type="string" calcext:value-type="string">
            <text:p>Nature2</text:p>
          </table:table-cell>
          <table:table-cell table:style-name="ce43" office:value-type="string" calcext:value-type="string">
            <text:p>Nature 2.0</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58"/>
        </table:table-row>
        <table:table-row table:style-name="ro3">
          <table:table-cell table:style-name="ce35" office:value-type="string" calcext:value-type="string">
            <text:p>Innovation</text:p>
          </table:table-cell>
          <table:table-cell table:style-name="ce35" office:value-type="string" calcext:value-type="string">
            <text:p>Powering Innovation</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58"/>
        </table:table-row>
        <table:table-row table:style-name="ro3">
          <table:table-cell table:style-name="ce43" office:value-type="string" calcext:value-type="string">
            <text:p>GroningenProv</text:p>
          </table:table-cell>
          <table:table-cell table:style-name="ce43" office:value-type="string" calcext:value-type="string">
            <text:p>Province of Groningen</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58"/>
        </table:table-row>
        <table:table-row table:style-name="ro3">
          <table:table-cell table:number-columns-repeated="2" table:style-name="ce43"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58"/>
        </table:table-row>
        <table:table-row table:style-name="ro3">
          <table:table-cell table:style-name="ce43" office:value-type="string" calcext:value-type="string">
            <text:p>SargassoSea</text:p>
          </table:table-cell>
          <table:table-cell table:style-name="ce43" office:value-type="string" calcext:value-type="string">
            <text:p>Sargasso Sea Commission</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58"/>
        </table:table-row>
        <table:table-row table:style-name="ro3">
          <table:table-cell table:style-name="ce43" office:value-type="string" calcext:value-type="string">
            <text:p>SNI</text:p>
          </table:table-cell>
          <table:table-cell table:style-name="ce43" office:value-type="string" calcext:value-type="string">
            <text:p>Sovereign Nature Initiativ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58"/>
        </table:table-row>
        <table:table-row table:style-name="ro3">
          <table:table-cell table:number-columns-repeated="2" table:style-name="ce43"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58"/>
        </table:table-row>
        <table:table-row table:style-name="ro3">
          <table:table-cell table:number-columns-repeated="2" table:style-name="ce43"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58"/>
        </table:table-row>
        <table:table-row table:style-name="ro3">
          <table:table-cell table:number-columns-repeated="2" table:style-name="ce43"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58"/>
        </table:table-row>
        <table:table-row table:style-name="ro3">
          <table:table-cell table:number-columns-repeated="2" table:style-name="ce43"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Ecoverse" table:style-name="ta1">
        <table:table-column table:style-name="co10" table:default-cell-style-name="ce33"/>
        <table:table-column table:style-name="co11" table:default-cell-style-name="ce33"/>
        <table:table-column table:style-name="co12" table:number-columns-repeated="2" table:default-cell-style-name="ce33"/>
        <table:table-column table:style-name="co13" table:default-cell-style-name="ce33"/>
        <table:table-column table:style-name="co14" table:default-cell-style-name="ce33"/>
        <table:table-column table:style-name="co3" table:number-columns-repeated="2" table:default-cell-style-name="ce33"/>
        <table:table-column table:style-name="co15" table:number-columns-repeated="2" table:default-cell-style-name="ce33"/>
        <table:table-column table:style-name="co16" table:number-columns-repeated="3" table:default-cell-style-name="ce33"/>
        <table:table-column table:style-name="co17" table:default-cell-style-name="ce33"/>
        <table:table-column table:style-name="co3" table:number-columns-repeated="53"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HOST</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style-name="ce42" table:number-columns-repeated="15"/>
          <table:table-cell table:number-columns-repeated="38"/>
        </table:table-row>
        <table:table-row table:style-name="ro5">
          <table:table-cell table:style-name="ce35" office:value-type="string" calcext:value-type="string">
            <text:p>cherrytwist</text:p>
          </table:table-cell>
          <table:table-cell table:style-name="ce39" office:value-type="string" calcext:value-type="string">
            <text:p>Cherrytiwst </text:p>
          </table:table-cell>
          <table:table-cell table:style-name="ce35" office:value-type="string" calcext:value-type="string">
            <text:p>CherrytwistOrg</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5" office:value-type="string" calcext:value-type="string">
            <text:p>collaborate, connect, context, coordinate, community, challenge</text:p>
          </table:table-cell>
          <table:table-cell table:style-name="ce40" office:value-type="string" calcext:value-type="string">
            <text:p><text:a xlink:href="https://cherrytwist.org/uploads/logos/CT-logo-teal-transparent.svg" xlink:type="simple">https://cherrytwist.org/uploads/logos/CT-logo-teal-transparent.sv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5" office:value-type="string" calcext:value-type="string">
            <text:p><text:a xlink:href="http://cherrytwist.org.ipns.localhost:8080/media/challenge-is-a-journey_hu8096e3d89cf321b245f4c48872c93451_6104053_1200x1200_fit_q75_lanczos.jpg" xlink:type="simple">http://cherrytwist.org.ipns.localhost:8080/media/challenge-is-a-journey_hu8096e3d89cf321b245f4c48872c93451_6104053_1200x1200_fit_q75_lanczos.jpg</text:a></text:p>
          </table:table-cell>
          <table:table-cell table:style-name="ce37" office:value-type="string" calcext:value-type="string">
            <text:p><text:a xlink:href="http://cherrytwist.org/" xlink:type="simple">http://cherrytwist.org</text:a></text:p>
          </table:table-cell>
          <table:table-cell table:style-name="ce41" office:value-type="string" calcext:value-type="string">
            <text:p>http://github.com/cherrytwist</text:p>
          </table:table-cell>
          <table:table-cell table:number-columns-repeated="53"/>
        </table:table-row>
        <table:table-row table:style-name="ro3" table:number-rows-repeated="978">
          <table:table-cell table:number-columns-repeated="67"/>
        </table:table-row>
        <table:table-row table:style-name="ro1" table:number-rows-repeated="1047595">
          <table:table-cell table:number-columns-repeated="67"/>
        </table:table-row>
        <table:table-row table:style-name="ro1">
          <table:table-cell table:number-columns-repeated="67"/>
        </table:table-row>
      </table:table>
      <table:table table:name="Challenges" table:style-name="ta1">
        <table:table-column table:style-name="co10" table:default-cell-style-name="ce33"/>
        <table:table-column table:style-name="co18" table:number-columns-repeated="2" table:default-cell-style-name="ce33"/>
        <table:table-column table:style-name="co19" table:default-cell-style-name="ce33"/>
        <table:table-column table:style-name="co12" table:default-cell-style-name="ce33"/>
        <table:table-column table:style-name="co13" table:default-cell-style-name="ce33"/>
        <table:table-column table:style-name="co14" table:default-cell-style-name="ce33"/>
        <table:table-column table:style-name="co3" table:default-cell-style-name="ce33"/>
        <table:table-column table:style-name="co20" table:default-cell-style-name="ce33"/>
        <table:table-column table:style-name="co15" table:default-cell-style-name="ce33"/>
        <table:table-column table:style-name="co21" table:default-cell-style-name="ce33"/>
        <table:table-column table:style-name="co17" table:number-columns-repeated="3" table:default-cell-style-name="ce33"/>
        <table:table-column table:style-name="co22"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ECOVERSE</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_FILE</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38" office:value-type="string" calcext:value-type="string">
            <text:p>REF_VIDEO</text:p>
          </table:table-cell>
          <table:table-cell table:style-name="ce42" table:number-columns-repeated="14"/>
          <table:table-cell table:number-columns-repeated="37"/>
        </table:table-row>
        <table:table-row table:style-name="ro6">
          <table:table-cell table:style-name="ce35" office:value-type="string" calcext:value-type="string">
            <text:p>balance-grid</text:p>
          </table:table-cell>
          <table:table-cell table:style-name="ce39" office:value-type="string" calcext:value-type="string">
            <text:p>Balance the grid</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balance-the-grid.jpeg</text:p>
          </table:table-cell>
          <table:table-cell table:style-name="ce40" table:formula="of:=CONTENT_BASE_URL&amp;&quot;challenges/&quot;&amp;[.L2]" office:value-type="string" office:string-value="https://prod-v3.odyssey.ninja/backend/storage/challenges/balance-the-grid.jpeg" calcext:value-type="string">
            <text:p>https://prod-v3.odyssey.ninja/backend/storage/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office:value-type="string" calcext:value-type="string">
            <text:p>nature-2</text:p>
          </table:table-cell>
          <table:table-cell table:style-name="ce39" office:value-type="string" calcext:value-type="string">
            <text:p>Building critical infrastructures</text:p>
          </table:table-cell>
          <table:table-cell table:style-name="ce39" office:value-type="string" calcext:value-type="string">
            <text:p>cherrytwist</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nature-20.jpeg</text:p>
          </table:table-cell>
          <table:table-cell table:style-name="ce40" table:formula="of:=CONTENT_BASE_URL&amp;&quot;challenges/&quot;&amp;[.L3]" office:value-type="string" office:string-value="https://prod-v3.odyssey.ninja/backend/storage/challenges/nature-20.jpeg" calcext:value-type="string">
            <text:p>https://prod-v3.odyssey.ninja/backend/storage/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office:value-type="string" calcext:value-type="string">
            <text:p>circular</text:p>
          </table:table-cell>
          <table:table-cell table:style-name="ce39" office:value-type="string" calcext:value-type="string">
            <text:p>Circular economy for freight packaging</text:p>
          </table:table-cell>
          <table:table-cell table:style-name="ce39" office:value-type="string" calcext:value-type="string">
            <text:p>cherrytwist</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ircular-economy-for-freight-packaging.jpeg</text:p>
          </table:table-cell>
          <table:table-cell table:style-name="ce40" table:formula="of:=CONTENT_BASE_URL&amp;&quot;challenges/&quot;&amp;[.L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office:value-type="string" calcext:value-type="string">
            <text:p>air-cargo</text:p>
          </table:table-cell>
          <table:table-cell table:style-name="ce39" office:value-type="string" calcext:value-type="string">
            <text:p>Compliant air cargo flow</text:p>
          </table:table-cell>
          <table:table-cell table:style-name="ce39" office:value-type="string" calcext:value-type="string">
            <text:p>cherrytwist</text:p>
          </table:table-cell>
          <table:table-cell table:style-name="ce44" office:value-type="string" calcext:value-type="string">
            <text:p>KLM_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mpliant-air-cargo-flow.jpg</text:p>
          </table:table-cell>
          <table:table-cell table:style-name="ce40" table:formula="of:=CONTENT_BASE_URL&amp;&quot;challenges/&quot;&amp;[.L5]" office:value-type="string" office:string-value="https://prod-v3.odyssey.ninja/backend/storage/challenges/compliant-air-cargo-flow.jpg" calcext:value-type="string">
            <text:p>https://prod-v3.odyssey.ninja/backend/storage/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office:value-type="string" calcext:value-type="string">
            <text:p>decarbonization</text:p>
          </table:table-cell>
          <table:table-cell table:style-name="ce39" office:value-type="string" calcext:value-type="string">
            <text:p>Consumer- and organization driven decarbonization</text:p>
          </table:table-cell>
          <table:table-cell table:style-name="ce39" office:value-type="string" calcext:value-type="string">
            <text:p>cherrytwist</text:p>
          </table:table-cell>
          <table:table-cell table:style-name="ce35" office:value-type="string" calcext:value-type="string">
            <text:p>DAML_DA, Dell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sumer-and-organization-driven-decarbonization.jpeg</text:p>
          </table:table-cell>
          <table:table-cell table:style-name="ce40" table:formula="of:=CONTENT_BASE_URL&amp;&quot;challenges/&quot;&amp;[.L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office:value-type="string" calcext:value-type="string">
            <text:p>conflict-prev</text:p>
          </table:table-cell>
          <table:table-cell table:style-name="ce39" office:value-type="string" calcext:value-type="string">
            <text:p>Digital architecture for peace</text:p>
          </table:table-cell>
          <table:table-cell table:style-name="ce39" office:value-type="string" calcext:value-type="string">
            <text:p>cherrytwist</text:p>
          </table:table-cell>
          <table:table-cell table:style-name="ce35" office:value-type="string" calcext:value-type="string">
            <text:p>Innovation, MinDef</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conflict-prevention.jpeg</text:p>
          </table:table-cell>
          <table:table-cell table:style-name="ce40" table:formula="of:=CONTENT_BASE_URL&amp;&quot;challenges/&quot;&amp;[.L7]" office:value-type="string" office:string-value="https://prod-v3.odyssey.ninja/backend/storage/challenges/conflict-prevention.jpeg" calcext:value-type="string">
            <text:p>https://prod-v3.odyssey.ninja/backend/storage/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office:value-type="string" calcext:value-type="string">
            <text:p>living-labs-1</text:p>
          </table:table-cell>
          <table:table-cell table:style-name="ce39" office:value-type="string" calcext:value-type="string">
            <text:p>Driving the adoption of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driving-adoption-of-living-labs.jpeg</text:p>
          </table:table-cell>
          <table:table-cell table:style-name="ce40" table:formula="of:=CONTENT_BASE_URL&amp;&quot;challenges/&quot;&amp;[.L8]" office:value-type="string" office:string-value="https://prod-v3.odyssey.ninja/backend/storage/challenges/driving-adoption-of-living-labs.jpeg" calcext:value-type="string">
            <text:p>https://prod-v3.odyssey.ninja/backend/storage/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healthcare</text:p>
          </table:table-cell>
          <table:table-cell table:style-name="ce39" office:value-type="string" calcext:value-type="string">
            <text:p>Future of acute healthcare</text:p>
          </table:table-cell>
          <table:table-cell table:style-name="ce39" office:value-type="string" calcext:value-type="string">
            <text:p>cherrytwist</text:p>
          </table:table-cell>
          <table:table-cell table:style-name="ce44" office:value-type="string" calcext:value-type="string">
            <text:p>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healthcare.jpeg</text:p>
          </table:table-cell>
          <table:table-cell table:style-name="ce40" table:formula="of:=CONTENT_BASE_URL&amp;&quot;challenges/&quot;&amp;[.L9]" office:value-type="string" office:string-value="https://prod-v3.odyssey.ninja/backend/storage/challenges/healthcare.jpeg" calcext:value-type="string">
            <text:p>https://prod-v3.odyssey.ninja/backend/storage/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office:value-type="string" calcext:value-type="string">
            <text:p>generation-now</text:p>
          </table:table-cell>
          <table:table-cell table:style-name="ce39" office:value-type="string" calcext:value-type="string">
            <text:p>Generation Now</text:p>
          </table:table-cell>
          <table:table-cell table:style-name="ce39" office:value-type="string" calcext:value-type="string">
            <text:p>cherrytwist</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generation-now.jpg</text:p>
          </table:table-cell>
          <table:table-cell table:style-name="ce40" table:formula="of:=CONTENT_BASE_URL&amp;&quot;challenges/&quot;&amp;[.L10]" office:value-type="string" office:string-value="https://prod-v3.odyssey.ninja/backend/storage/challenges/generation-now.jpg" calcext:value-type="string">
            <text:p>https://prod-v3.odyssey.ninja/backend/storage/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office:value-type="string" calcext:value-type="string">
            <text:p>safety</text:p>
          </table:table-cell>
          <table:table-cell table:style-name="ce39" office:value-type="string" calcext:value-type="string">
            <text:p>Inclusive safety communities</text:p>
          </table:table-cell>
          <table:table-cell table:style-name="ce39" office:value-type="string" calcext:value-type="string">
            <text:p>cherrytwist</text:p>
          </table:table-cell>
          <table:table-cell table:style-name="ce43" office:value-type="string" calcext:value-type="string">
            <text:p>Politi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clusive-safety-communities.jpeg</text:p>
          </table:table-cell>
          <table:table-cell table:style-name="ce40" table:formula="of:=CONTENT_BASE_URL&amp;&quot;challenges/&quot;&amp;[.L11]" office:value-type="string" office:string-value="https://prod-v3.odyssey.ninja/backend/storage/challenges/inclusive-safety-communities.jpeg" calcext:value-type="string">
            <text:p>https://prod-v3.odyssey.ninja/backend/storage/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office:value-type="string" calcext:value-type="string">
            <text:p>digital-twins</text:p>
          </table:table-cell>
          <table:table-cell table:style-name="ce39" office:value-type="string" calcext:value-type="string">
            <text:p>Interact with digital twins</text:p>
          </table:table-cell>
          <table:table-cell table:style-name="ce39" office:value-type="string" calcext:value-type="string">
            <text:p>cherrytwist</text:p>
          </table:table-cell>
          <table:table-cell table:style-name="ce35" office:value-type="string" calcext:value-type="string">
            <text:p>Grid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energy-singularity.jpeg</text:p>
          </table:table-cell>
          <table:table-cell table:style-name="ce40" table:formula="of:=CONTENT_BASE_URL&amp;&quot;challenges/&quot;&amp;[.L12]" office:value-type="string" office:string-value="https://prod-v3.odyssey.ninja/backend/storage/challenges/energy-singularity.jpeg" calcext:value-type="string">
            <text:p>https://prod-v3.odyssey.ninja/backend/storage/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office:value-type="string" calcext:value-type="string">
            <text:p>open-source-911</text:p>
          </table:table-cell>
          <table:table-cell table:style-name="ce39" office:value-type="string" calcext:value-type="string">
            <text:p>Open-source 911 for digital space</text:p>
          </table:table-cell>
          <table:table-cell table:style-name="ce39" office:value-type="string" calcext:value-type="string">
            <text:p>cherrytwist</text:p>
          </table:table-cell>
          <table:table-cell table:style-name="ce43" office:value-type="string" calcext:value-type="string">
            <text:p>CyberNN, GroningenProv</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source-911-for-digital-space.jpeg</text:p>
          </table:table-cell>
          <table:table-cell table:style-name="ce40" table:formula="of:=CONTENT_BASE_URL&amp;&quot;challenges/&quot;&amp;[.L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office:value-type="string" calcext:value-type="string">
            <text:p>real-estate</text:p>
          </table:table-cell>
          <table:table-cell table:style-name="ce39" office:value-type="string" calcext:value-type="string">
            <text:p>Opening up Real Estate</text:p>
          </table:table-cell>
          <table:table-cell table:style-name="ce39" office:value-type="string" calcext:value-type="string">
            <text:p>cherrytwist</text:p>
          </table:table-cell>
          <table:table-cell table:style-name="ce35" office:value-type="string" calcext:value-type="string">
            <text:p>DBC,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opening-up-real-estate.jpeg</text:p>
          </table:table-cell>
          <table:table-cell table:style-name="ce40" table:formula="of:=CONTENT_BASE_URL&amp;&quot;challenges/&quot;&amp;[.L14]" office:value-type="string" office:string-value="https://prod-v3.odyssey.ninja/backend/storage/challenges/opening-up-real-estate.jpeg" calcext:value-type="string">
            <text:p>https://prod-v3.odyssey.ninja/backend/storage/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office:value-type="string" calcext:value-type="string">
            <text:p>upcycling</text:p>
          </table:table-cell>
          <table:table-cell table:style-name="ce39" office:value-type="string" calcext:value-type="string">
            <text:p>Plastic pollution to upcycling economy</text:p>
          </table:table-cell>
          <table:table-cell table:style-name="ce39" office:value-type="string" calcext:value-type="string">
            <text:p>cherrytwist</text:p>
          </table:table-cell>
          <table:table-cell table:style-name="ce43" office:value-type="string" calcext:value-type="string">
            <text:p>DAML_DA, Vmware, Dell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from-plastic-pollution-to-upcycling-economy.jpeg</text:p>
          </table:table-cell>
          <table:table-cell table:style-name="ce40" table:formula="of:=CONTENT_BASE_URL&amp;&quot;challenges/&quot;&amp;[.L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office:value-type="string" calcext:value-type="string">
            <text:p>marine-life</text:p>
          </table:table-cell>
          <table:table-cell table:style-name="ce39" office:value-type="string" calcext:value-type="string">
            <text:p>Protecting marine biodiversity</text:p>
          </table:table-cell>
          <table:table-cell table:style-name="ce39" office:value-type="string" calcext:value-type="string">
            <text:p>cherrytwist</text:p>
          </table:table-cell>
          <table:table-cell table:style-name="ce35" office:value-type="string" calcext:value-type="string">
            <text:p>SargassoSea,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calable-and-inclusive-living-labs.jpg</text:p>
          </table:table-cell>
          <table:table-cell table:style-name="ce40" table:formula="of:=CONTENT_BASE_URL&amp;&quot;challenges/&quot;&amp;[.L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office:value-type="string" calcext:value-type="string">
            <text:p>living-labs-2</text:p>
          </table:table-cell>
          <table:table-cell table:style-name="ce39" office:value-type="string" calcext:value-type="string">
            <text:p>Scalable and inclusive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L17]" office:value-type="string" office:string-value="https://prod-v3.odyssey.ninja/backend/storage/challenges/sovereign-nature.jpeg" calcext:value-type="string">
            <text:p>https://prod-v3.odyssey.ninja/backend/storage/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office:value-type="string" calcext:value-type="string">
            <text:p>ssi</text:p>
          </table:table-cell>
          <table:table-cell table:style-name="ce39" office:value-type="string" calcext:value-type="string">
            <text:p>Self-sovereign identity in action</text:p>
          </table:table-cell>
          <table:table-cell table:style-name="ce39" office:value-type="string" calcext:value-type="string">
            <text:p>cherrytwist</text:p>
          </table:table-cell>
          <table:table-cell table:style-name="ce35" office:value-type="string" calcext:value-type="string">
            <text:p>DBC, MinBZK</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si.jpeg</text:p>
          </table:table-cell>
          <table:table-cell table:style-name="ce40" table:formula="of:=CONTENT_BASE_URL&amp;&quot;challenges/&quot;&amp;[.L18]" office:value-type="string" office:string-value="https://prod-v3.odyssey.ninja/backend/storage/challenges/ssi.jpeg" calcext:value-type="string">
            <text:p>https://prod-v3.odyssey.ninja/backend/storage/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office:value-type="string" calcext:value-type="string">
            <text:p>smart-meters</text:p>
          </table:table-cell>
          <table:table-cell table:style-name="ce39" office:value-type="string" calcext:value-type="string">
            <text:p>Smart meter data</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infrastructure-for-smart-meter-data.jpeg</text:p>
          </table:table-cell>
          <table:table-cell table:style-name="ce40" table:formula="of:=CONTENT_BASE_URL&amp;&quot;challenges/&quot;&amp;[.L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office:value-type="string" calcext:value-type="string">
            <text:p>sovereign-nat</text:p>
          </table:table-cell>
          <table:table-cell table:style-name="ce39" office:value-type="string" calcext:value-type="string">
            <text:p>Sovereign Nature</text:p>
          </table:table-cell>
          <table:table-cell table:style-name="ce39" office:value-type="string" calcext:value-type="string">
            <text:p>cherrytwist</text:p>
          </table:table-cell>
          <table:table-cell table:style-name="ce35" office:value-type="string" calcext:value-type="string">
            <text:p>SNI</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collaborate, connect, context, coordinate, community, challenge</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35" office:value-type="string" calcext:value-type="string">
            <text:p>sovereign-nature.jpeg</text:p>
          </table:table-cell>
          <table:table-cell table:style-name="ce40" table:formula="of:=CONTENT_BASE_URL&amp;&quot;challenges/&quot;&amp;[.L20]" office:value-type="string" office:string-value="https://prod-v3.odyssey.ninja/backend/storage/challenges/sovereign-nature.jpeg" calcext:value-type="string">
            <text:p>https://prod-v3.odyssey.ninja/backend/storage/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3" table:number-rows-repeated="978">
          <table:table-cell table:number-columns-repeated="66"/>
        </table:table-row>
        <table:table-row table:style-name="ro1" table:number-rows-repeated="1047570">
          <table:table-cell table:number-columns-repeated="66"/>
        </table:table-row>
        <table:table-row table:style-name="ro4" table:number-rows-repeated="7">
          <table:table-cell table:number-columns-repeated="66"/>
        </table:table-row>
        <table:table-row table:style-name="ro4">
          <table:table-cell table:number-columns-repeated="66"/>
        </table:table-row>
      </table:table>
      <table:table table:name="Opportunities" table:style-name="ta1">
        <table:table-column table:style-name="co10" table:number-columns-repeated="3" table:default-cell-style-name="ce33"/>
        <table:table-column table:style-name="co23" table:default-cell-style-name="ce33"/>
        <table:table-column table:style-name="co12" table:default-cell-style-name="ce33"/>
        <table:table-column table:style-name="co13" table:default-cell-style-name="ce33"/>
        <table:table-column table:style-name="co14" table:default-cell-style-name="ce33"/>
        <table:table-column table:style-name="co3" table:number-columns-repeated="2" table:default-cell-style-name="ce33"/>
        <table:table-column table:style-name="co21" table:number-columns-repeated="2" table:default-cell-style-name="ce33"/>
        <table:table-column table:style-name="co24" table:default-cell-style-name="ce33"/>
        <table:table-column table:style-name="co17" table:default-cell-style-name="ce33"/>
        <table:table-column table:style-name="co25" table:default-cell-style-name="ce33"/>
        <table:table-column table:style-name="co24" table:default-cell-style-name="ce33"/>
        <table:table-column table:style-name="co3" table:number-columns-repeated="51"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CHALLENGE</text:p>
          </table:table-cell>
          <table:table-cell table:style-name="ce38" office:value-type="string" calcext:value-type="string">
            <text:p>ECOVERS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38" office:value-type="string" calcext:value-type="string">
            <text:p>VISUAL_AVATAR</text:p>
          </table:table-cell>
          <table:table-cell table:style-name="ce38" office:value-type="string" calcext:value-type="string">
            <text:p>VISUAL_BACKGROUND</text:p>
          </table:table-cell>
          <table:table-cell table:style-name="ce38" office:value-type="string" calcext:value-type="string">
            <text:p>VISUAL_BANNER</text:p>
          </table:table-cell>
          <table:table-cell table:style-name="ce42" office:value-type="string" calcext:value-type="string">
            <text:p>REF_JITSI</text:p>
          </table:table-cell>
          <table:table-cell table:style-name="ce38" office:value-type="string" calcext:value-type="string">
            <text:p>REF_VIDEO</text:p>
          </table:table-cell>
          <table:table-cell table:style-name="ce42" table:number-columns-repeated="13"/>
          <table:table-cell table:number-columns-repeated="38"/>
        </table:table-row>
        <table:table-row table:style-name="ro6">
          <table:table-cell table:style-name="ce35" table:formula="of:=[.B2]" office:value-type="string" office:string-value="grid1" calcext:value-type="string">
            <text:p>grid1</text:p>
          </table:table-cell>
          <table:table-cell table:style-name="ce35" office:value-type="string" calcext:value-type="string">
            <text:p>grid1</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formula="of:=&quot;https://meet.jit.si/ecoverse_&quot;&amp;[$Ecoverse.$A$2]&amp;&quot;_&quot;&amp;[.A2]" office:value-type="string" office:string-value="https://meet.jit.si/ecoverse_cherrytwist_grid1" calcext:value-type="string">
            <text:p>https://meet.jit.si/ecoverse_cherrytwist_grid1</text:p>
          </table:table-cell>
          <table:table-cell table:style-name="ce41" office:value-type="string" calcext:value-type="string">
            <text:p><text:a xlink:href="https://youtu.be/-wGlzcjs9CI" xlink:type="simple">https://youtu.be/-wGlzcjs9CI</text:a></text:p>
          </table:table-cell>
          <table:table-cell table:number-columns-repeated="51"/>
        </table:table-row>
        <table:table-row table:style-name="ro6">
          <table:table-cell table:style-name="ce35" table:formula="of:=[.B3]" office:value-type="string" office:string-value="grid2" calcext:value-type="string">
            <text:p>grid2</text:p>
          </table:table-cell>
          <table:table-cell table:style-name="ce35" office:value-type="string" calcext:value-type="string">
            <text:p>grid2</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3]" office:value-type="string" office:string-value="https://meet.jit.si/ecoverse_cherrytwist_grid2" calcext:value-type="string">
            <text:p>https://meet.jit.si/ecoverse_cherrytwist_grid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4]" office:value-type="string" office:string-value="grid3" calcext:value-type="string">
            <text:p>grid3</text:p>
          </table:table-cell>
          <table:table-cell table:style-name="ce35" office:value-type="string" calcext:value-type="string">
            <text:p>grid3</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4]" office:value-type="string" office:string-value="https://meet.jit.si/ecoverse_cherrytwist_grid3" calcext:value-type="string">
            <text:p>https://meet.jit.si/ecoverse_cherrytwist_grid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5]" office:value-type="string" office:string-value="grid4" calcext:value-type="string">
            <text:p>grid4</text:p>
          </table:table-cell>
          <table:table-cell table:style-name="ce35" office:value-type="string" calcext:value-type="string">
            <text:p>grid4</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5]" office:value-type="string" office:string-value="https://meet.jit.si/ecoverse_cherrytwist_grid4" calcext:value-type="string">
            <text:p>https://meet.jit.si/ecoverse_cherrytwist_grid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6]" office:value-type="string" office:string-value="grid5" calcext:value-type="string">
            <text:p>grid5</text:p>
          </table:table-cell>
          <table:table-cell table:style-name="ce35" office:value-type="string" calcext:value-type="string">
            <text:p>grid5</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6]" office:value-type="string" office:string-value="https://meet.jit.si/ecoverse_cherrytwist_grid5" calcext:value-type="string">
            <text:p>https://meet.jit.si/ecoverse_cherrytwist_grid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7]" office:value-type="string" office:string-value="meters6" calcext:value-type="string">
            <text:p>meters6</text:p>
          </table:table-cell>
          <table:table-cell table:style-name="ce35" office:value-type="string" calcext:value-type="string">
            <text:p>meters6</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7]" office:value-type="string" office:string-value="https://meet.jit.si/ecoverse_cherrytwist_meters6" calcext:value-type="string">
            <text:p>https://meet.jit.si/ecoverse_cherrytwist_meters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8]" office:value-type="string" office:string-value="meters7" calcext:value-type="string">
            <text:p>meters7</text:p>
          </table:table-cell>
          <table:table-cell table:style-name="ce35" office:value-type="string" calcext:value-type="string">
            <text:p>meters7</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8]" office:value-type="string" office:string-value="https://meet.jit.si/ecoverse_cherrytwist_meters7" calcext:value-type="string">
            <text:p>https://meet.jit.si/ecoverse_cherrytwist_meters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9]" office:value-type="string" office:string-value="meters8" calcext:value-type="string">
            <text:p>meters8</text:p>
          </table:table-cell>
          <table:table-cell table:style-name="ce35" office:value-type="string" calcext:value-type="string">
            <text:p>meters8</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9]" office:value-type="string" office:string-value="https://meet.jit.si/ecoverse_cherrytwist_meters8" calcext:value-type="string">
            <text:p>https://meet.jit.si/ecoverse_cherrytwist_meters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10]" office:value-type="string" office:string-value="meters9" calcext:value-type="string">
            <text:p>meters9</text:p>
          </table:table-cell>
          <table:table-cell table:style-name="ce35" office:value-type="string" calcext:value-type="string">
            <text:p>meters9</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10]" office:value-type="string" office:string-value="https://meet.jit.si/ecoverse_cherrytwist_meters9" calcext:value-type="string">
            <text:p>https://meet.jit.si/ecoverse_cherrytwist_meters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1]" office:value-type="string" office:string-value="meters10" calcext:value-type="string">
            <text:p>meters10</text:p>
          </table:table-cell>
          <table:table-cell table:style-name="ce35" office:value-type="string" calcext:value-type="string">
            <text:p>meters10</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11]" office:value-type="string" office:string-value="https://meet.jit.si/ecoverse_cherrytwist_meters10" calcext:value-type="string">
            <text:p>https://meet.jit.si/ecoverse_cherrytwist_meters1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12]" office:value-type="string" office:string-value="living-labs11" calcext:value-type="string">
            <text:p>living-labs11</text:p>
          </table:table-cell>
          <table:table-cell table:style-name="ce35" office:value-type="string" calcext:value-type="string">
            <text:p>living-labs11</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12]" office:value-type="string" office:string-value="https://meet.jit.si/ecoverse_cherrytwist_living-labs11" calcext:value-type="string">
            <text:p>https://meet.jit.si/ecoverse_cherrytwist_living-labs1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13]" office:value-type="string" office:string-value="living-labs12" calcext:value-type="string">
            <text:p>living-labs12</text:p>
          </table:table-cell>
          <table:table-cell table:style-name="ce35" office:value-type="string" calcext:value-type="string">
            <text:p>living-labs12</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13]" office:value-type="string" office:string-value="https://meet.jit.si/ecoverse_cherrytwist_living-labs12" calcext:value-type="string">
            <text:p>https://meet.jit.si/ecoverse_cherrytwist_living-labs1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14]" office:value-type="string" office:string-value="living-labs13" calcext:value-type="string">
            <text:p>living-labs13</text:p>
          </table:table-cell>
          <table:table-cell table:style-name="ce35" office:value-type="string" calcext:value-type="string">
            <text:p>living-labs13</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14]" office:value-type="string" office:string-value="https://meet.jit.si/ecoverse_cherrytwist_living-labs13" calcext:value-type="string">
            <text:p>https://meet.jit.si/ecoverse_cherrytwist_living-labs1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15]" office:value-type="string" office:string-value="living-labs14" calcext:value-type="string">
            <text:p>living-labs14</text:p>
          </table:table-cell>
          <table:table-cell table:style-name="ce35" office:value-type="string" calcext:value-type="string">
            <text:p>living-labs14</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15]" office:value-type="string" office:string-value="https://meet.jit.si/ecoverse_cherrytwist_living-labs14" calcext:value-type="string">
            <text:p>https://meet.jit.si/ecoverse_cherrytwist_living-labs1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16]" office:value-type="string" office:string-value="living-labs15" calcext:value-type="string">
            <text:p>living-labs15</text:p>
          </table:table-cell>
          <table:table-cell table:style-name="ce35" office:value-type="string" calcext:value-type="string">
            <text:p>living-labs15</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16]" office:value-type="string" office:string-value="https://meet.jit.si/ecoverse_cherrytwist_living-labs15" calcext:value-type="string">
            <text:p>https://meet.jit.si/ecoverse_cherrytwist_living-labs1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17]" office:value-type="string" office:string-value="ll-adoption16" calcext:value-type="string">
            <text:p>ll-adoption16</text:p>
          </table:table-cell>
          <table:table-cell table:style-name="ce35" office:value-type="string" calcext:value-type="string">
            <text:p>ll-adoption16</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17]" office:value-type="string" office:string-value="https://meet.jit.si/ecoverse_cherrytwist_ll-adoption16" calcext:value-type="string">
            <text:p>https://meet.jit.si/ecoverse_cherrytwist_ll-adoption1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18]" office:value-type="string" office:string-value="ll-adoption17" calcext:value-type="string">
            <text:p>ll-adoption17</text:p>
          </table:table-cell>
          <table:table-cell table:style-name="ce35" office:value-type="string" calcext:value-type="string">
            <text:p>ll-adoption17</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18]" office:value-type="string" office:string-value="https://meet.jit.si/ecoverse_cherrytwist_ll-adoption17" calcext:value-type="string">
            <text:p>https://meet.jit.si/ecoverse_cherrytwist_ll-adoption1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19]" office:value-type="string" office:string-value="ll-adoption18" calcext:value-type="string">
            <text:p>ll-adoption18</text:p>
          </table:table-cell>
          <table:table-cell table:style-name="ce35" office:value-type="string" calcext:value-type="string">
            <text:p>ll-adoption18</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19]" office:value-type="string" office:string-value="https://meet.jit.si/ecoverse_cherrytwist_ll-adoption18" calcext:value-type="string">
            <text:p>https://meet.jit.si/ecoverse_cherrytwist_ll-adoption1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0]" office:value-type="string" office:string-value="ll-adoption19" calcext:value-type="string">
            <text:p>ll-adoption19</text:p>
          </table:table-cell>
          <table:table-cell table:style-name="ce35" office:value-type="string" calcext:value-type="string">
            <text:p>ll-adoption19</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20]" office:value-type="string" office:string-value="https://meet.jit.si/ecoverse_cherrytwist_ll-adoption19" calcext:value-type="string">
            <text:p>https://meet.jit.si/ecoverse_cherrytwist_ll-adoption1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21]" office:value-type="string" office:string-value="ll-adoption20" calcext:value-type="string">
            <text:p>ll-adoption20</text:p>
          </table:table-cell>
          <table:table-cell table:style-name="ce35" office:value-type="string" calcext:value-type="string">
            <text:p>ll-adoption20</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21]" office:value-type="string" office:string-value="https://meet.jit.si/ecoverse_cherrytwist_ll-adoption20" calcext:value-type="string">
            <text:p>https://meet.jit.si/ecoverse_cherrytwist_ll-adoption2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22]" office:value-type="string" office:string-value="ll-adoption21" calcext:value-type="string">
            <text:p>ll-adoption21</text:p>
          </table:table-cell>
          <table:table-cell table:style-name="ce35" office:value-type="string" calcext:value-type="string">
            <text:p>ll-adoption21</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22]" office:value-type="string" office:string-value="https://meet.jit.si/ecoverse_cherrytwist_ll-adoption21" calcext:value-type="string">
            <text:p>https://meet.jit.si/ecoverse_cherrytwist_ll-adoption2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23]" office:value-type="string" office:string-value="infra22" calcext:value-type="string">
            <text:p>infra22</text:p>
          </table:table-cell>
          <table:table-cell table:style-name="ce35" office:value-type="string" calcext:value-type="string">
            <text:p>infra22</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A23]" office:value-type="string" office:string-value="https://meet.jit.si/ecoverse_cherrytwist_infra22" calcext:value-type="string">
            <text:p>https://meet.jit.si/ecoverse_cherrytwist_infra22</text:p>
          </table:table-cell>
          <table:table-cell table:style-name="ce41" office:value-type="string" calcext:value-type="string">
            <text:p><text:a xlink:href="https://youtu.be/0Ap20Vu_IJ8" xlink:type="simple">https://youtu.be/0Ap20Vu_IJ8</text:a></text:p>
          </table:table-cell>
          <table:table-cell table:number-columns-repeated="51"/>
        </table:table-row>
        <table:table-row table:style-name="ro6">
          <table:table-cell table:style-name="ce35" table:formula="of:=[.B24]" office:value-type="string" office:string-value="infra23" calcext:value-type="string">
            <text:p>infra23</text:p>
          </table:table-cell>
          <table:table-cell table:style-name="ce35" office:value-type="string" calcext:value-type="string">
            <text:p>infra23</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A24]" office:value-type="string" office:string-value="https://meet.jit.si/ecoverse_cherrytwist_infra23" calcext:value-type="string">
            <text:p>https://meet.jit.si/ecoverse_cherrytwist_infra23</text:p>
          </table:table-cell>
          <table:table-cell table:style-name="ce41" office:value-type="string" calcext:value-type="string">
            <text:p><text:a xlink:href="https://youtu.be/CYni7dErB5E" xlink:type="simple">https://youtu.be/CYni7dErB5E</text:a></text:p>
          </table:table-cell>
          <table:table-cell table:number-columns-repeated="51"/>
        </table:table-row>
        <table:table-row table:style-name="ro6">
          <table:table-cell table:style-name="ce35" table:formula="of:=[.B25]" office:value-type="string" office:string-value="infra24" calcext:value-type="string">
            <text:p>infra24</text:p>
          </table:table-cell>
          <table:table-cell table:style-name="ce35" office:value-type="string" calcext:value-type="string">
            <text:p>infra24</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5]" office:value-type="string" office:string-value="https://meet.jit.si/ecoverse_cherrytwist_infra24" calcext:value-type="string">
            <text:p>https://meet.jit.si/ecoverse_cherrytwist_infra24</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6]" office:value-type="string" office:string-value="infra25" calcext:value-type="string">
            <text:p>infra25</text:p>
          </table:table-cell>
          <table:table-cell table:style-name="ce35" office:value-type="string" calcext:value-type="string">
            <text:p>infra25</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A26]" office:value-type="string" office:string-value="https://meet.jit.si/ecoverse_cherrytwist_infra25" calcext:value-type="string">
            <text:p>https://meet.jit.si/ecoverse_cherrytwist_infra25</text:p>
          </table:table-cell>
          <table:table-cell table:style-name="ce41" office:value-type="string" calcext:value-type="string">
            <text:p><text:a xlink:href="https://youtu.be/AgfrufQS4II" xlink:type="simple">https://youtu.be/AgfrufQS4II</text:a></text:p>
          </table:table-cell>
          <table:table-cell table:number-columns-repeated="51"/>
        </table:table-row>
        <table:table-row table:style-name="ro6">
          <table:table-cell table:style-name="ce35" table:formula="of:=[.B27]" office:value-type="string" office:string-value="infra26" calcext:value-type="string">
            <text:p>infra26</text:p>
          </table:table-cell>
          <table:table-cell table:style-name="ce35" office:value-type="string" calcext:value-type="string">
            <text:p>infra26</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A27]" office:value-type="string" office:string-value="https://meet.jit.si/ecoverse_cherrytwist_infra26" calcext:value-type="string">
            <text:p>https://meet.jit.si/ecoverse_cherrytwist_infra26</text:p>
          </table:table-cell>
          <table:table-cell table:style-name="ce41" office:value-type="string" calcext:value-type="string">
            <text:p><text:a xlink:href="https://youtu.be/UHILCXdzIDE" xlink:type="simple">https://youtu.be/UHILCXdzIDE</text:a></text:p>
          </table:table-cell>
          <table:table-cell table:number-columns-repeated="51"/>
        </table:table-row>
        <table:table-row table:style-name="ro6">
          <table:table-cell table:style-name="ce35" table:formula="of:=[.B28]" office:value-type="string" office:string-value="peace27" calcext:value-type="string">
            <text:p>peace27</text:p>
          </table:table-cell>
          <table:table-cell table:style-name="ce35" office:value-type="string" calcext:value-type="string">
            <text:p>peace27</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28]" office:value-type="string" office:string-value="https://meet.jit.si/ecoverse_cherrytwist_peace27" calcext:value-type="string">
            <text:p>https://meet.jit.si/ecoverse_cherrytwist_peace27</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29]" office:value-type="string" office:string-value="peace28" calcext:value-type="string">
            <text:p>peace28</text:p>
          </table:table-cell>
          <table:table-cell table:style-name="ce35" office:value-type="string" calcext:value-type="string">
            <text:p>peace28</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A29]" office:value-type="string" office:string-value="https://meet.jit.si/ecoverse_cherrytwist_peace28" calcext:value-type="string">
            <text:p>https://meet.jit.si/ecoverse_cherrytwist_peace28</text:p>
          </table:table-cell>
          <table:table-cell table:style-name="ce41" office:value-type="string" calcext:value-type="string">
            <text:p><text:a xlink:href="https://youtu.be/n3W-dCeN-ZQ" xlink:type="simple">https://youtu.be/n3W-dCeN-ZQ</text:a></text:p>
          </table:table-cell>
          <table:table-cell table:number-columns-repeated="51"/>
        </table:table-row>
        <table:table-row table:style-name="ro6">
          <table:table-cell table:style-name="ce35" table:formula="of:=[.B30]" office:value-type="string" office:string-value="peace29" calcext:value-type="string">
            <text:p>peace29</text:p>
          </table:table-cell>
          <table:table-cell table:style-name="ce35" office:value-type="string" calcext:value-type="string">
            <text:p>peace29</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A30]" office:value-type="string" office:string-value="https://meet.jit.si/ecoverse_cherrytwist_peace29" calcext:value-type="string">
            <text:p>https://meet.jit.si/ecoverse_cherrytwist_peace29</text:p>
          </table:table-cell>
          <table:table-cell table:style-name="ce41"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1]" office:value-type="string" office:string-value="peace30" calcext:value-type="string">
            <text:p>peace30</text:p>
          </table:table-cell>
          <table:table-cell table:style-name="ce35" office:value-type="string" calcext:value-type="string">
            <text:p>peace30</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5"/>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A31]" office:value-type="string" office:string-value="https://meet.jit.si/ecoverse_cherrytwist_peace30" calcext:value-type="string">
            <text:p>https://meet.jit.si/ecoverse_cherrytwist_peace30</text:p>
          </table:table-cell>
          <table:table-cell table:style-name="ce45" office:value-type="string" calcext:value-type="string">
            <text:p><text:a xlink:href="https://youtu.be/6EfGENPTMAk" xlink:type="simple">https://youtu.be/6EfGENPTMAk</text:a></text:p>
          </table:table-cell>
          <table:table-cell table:number-columns-repeated="51"/>
        </table:table-row>
        <table:table-row table:style-name="ro6">
          <table:table-cell table:style-name="ce35" table:formula="of:=[.B32]" office:value-type="string" office:string-value="peace31" calcext:value-type="string">
            <text:p>peace31</text:p>
          </table:table-cell>
          <table:table-cell table:style-name="ce35" office:value-type="string" calcext:value-type="string">
            <text:p>peace31</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A32]" office:value-type="string" office:string-value="https://meet.jit.si/ecoverse_cherrytwist_peace31" calcext:value-type="string">
            <text:p>https://meet.jit.si/ecoverse_cherrytwist_peace31</text:p>
          </table:table-cell>
          <table:table-cell table:style-name="ce41" office:value-type="string" calcext:value-type="string">
            <text:p><text:a xlink:href="https://youtu.be/bYUhAXmZMZM" xlink:type="simple">https://youtu.be/bYUhAXmZMZM</text:a></text:p>
          </table:table-cell>
          <table:table-cell table:number-columns-repeated="51"/>
        </table:table-row>
        <table:table-row table:style-name="ro6">
          <table:table-cell table:style-name="ce35" table:formula="of:=[.B33]" office:value-type="string" office:string-value="peace32" calcext:value-type="string">
            <text:p>peace32</text:p>
          </table:table-cell>
          <table:table-cell table:style-name="ce35" office:value-type="string" calcext:value-type="string">
            <text:p>peace32</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A33]" office:value-type="string" office:string-value="https://meet.jit.si/ecoverse_cherrytwist_peace32" calcext:value-type="string">
            <text:p>https://meet.jit.si/ecoverse_cherrytwist_peace32</text:p>
          </table:table-cell>
          <table:table-cell table:style-name="ce41" office:value-type="string" calcext:value-type="string">
            <text:p><text:a xlink:href="https://youtu.be/Ub77xVwmSig" xlink:type="simple">https://youtu.be/Ub77xVwmSig</text:a></text:p>
          </table:table-cell>
          <table:table-cell table:number-columns-repeated="51"/>
        </table:table-row>
        <table:table-row table:style-name="ro6">
          <table:table-cell table:style-name="ce35" table:formula="of:=[.B34]" office:value-type="string" office:string-value="safe-society33" calcext:value-type="string">
            <text:p>safe-society33</text:p>
          </table:table-cell>
          <table:table-cell table:style-name="ce35" office:value-type="string" calcext:value-type="string">
            <text:p>safe-society33</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A34]" office:value-type="string" office:string-value="https://meet.jit.si/ecoverse_cherrytwist_safe-society33" calcext:value-type="string">
            <text:p>https://meet.jit.si/ecoverse_cherrytwist_safe-society33</text:p>
          </table:table-cell>
          <table:table-cell table:style-name="ce41" office:value-type="string" calcext:value-type="string">
            <text:p><text:a xlink:href="https://youtu.be/2ubFP0rReBc" xlink:type="simple">https://youtu.be/2ubFP0rReBc</text:a></text:p>
          </table:table-cell>
          <table:table-cell table:number-columns-repeated="51"/>
        </table:table-row>
        <table:table-row table:style-name="ro6">
          <table:table-cell table:style-name="ce35" table:formula="of:=[.B35]" office:value-type="string" office:string-value="safe-society34" calcext:value-type="string">
            <text:p>safe-society34</text:p>
          </table:table-cell>
          <table:table-cell table:style-name="ce35" office:value-type="string" calcext:value-type="string">
            <text:p>safe-society34</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A35]" office:value-type="string" office:string-value="https://meet.jit.si/ecoverse_cherrytwist_safe-society34" calcext:value-type="string">
            <text:p>https://meet.jit.si/ecoverse_cherrytwist_safe-society34</text:p>
          </table:table-cell>
          <table:table-cell table:style-name="ce41" office:value-type="string" calcext:value-type="string">
            <text:p><text:a xlink:href="https://youtu.be/yJlRD4H5iGc" xlink:type="simple">https://youtu.be/yJlRD4H5iGc</text:a></text:p>
          </table:table-cell>
          <table:table-cell table:number-columns-repeated="51"/>
        </table:table-row>
        <table:table-row table:style-name="ro6">
          <table:table-cell table:style-name="ce35" table:formula="of:=[.B36]" office:value-type="string" office:string-value="safe-society35" calcext:value-type="string">
            <text:p>safe-society35</text:p>
          </table:table-cell>
          <table:table-cell table:style-name="ce35" office:value-type="string" calcext:value-type="string">
            <text:p>safe-society35</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6"/>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A36]" office:value-type="string" office:string-value="https://meet.jit.si/ecoverse_cherrytwist_safe-society35" calcext:value-type="string">
            <text:p>https://meet.jit.si/ecoverse_cherrytwist_safe-society35</text:p>
          </table:table-cell>
          <table:table-cell table:style-name="ce46" office:value-type="string" calcext:value-type="string">
            <text:p><text:a xlink:href="https://youtu.be/TCdYcM3j_gw" xlink:type="simple">https://youtu.be/TCdYcM3j_gw</text:a></text:p>
          </table:table-cell>
          <table:table-cell table:number-columns-repeated="51"/>
        </table:table-row>
        <table:table-row table:style-name="ro6">
          <table:table-cell table:style-name="ce35" table:formula="of:=[.B37]" office:value-type="string" office:string-value="safe-society36" calcext:value-type="string">
            <text:p>safe-society36</text:p>
          </table:table-cell>
          <table:table-cell table:style-name="ce35" office:value-type="string" calcext:value-type="string">
            <text:p>safe-society36</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A37]" office:value-type="string" office:string-value="https://meet.jit.si/ecoverse_cherrytwist_safe-society36" calcext:value-type="string">
            <text:p>https://meet.jit.si/ecoverse_cherrytwist_safe-society36</text:p>
          </table:table-cell>
          <table:table-cell table:style-name="ce41" office:value-type="string" calcext:value-type="string">
            <text:p><text:a xlink:href="https://youtu.be/HLCQem6NWXM" xlink:type="simple">https://youtu.be/HLCQem6NWXM</text:a></text:p>
          </table:table-cell>
          <table:table-cell table:number-columns-repeated="51"/>
        </table:table-row>
        <table:table-row table:style-name="ro6">
          <table:table-cell table:style-name="ce35" table:formula="of:=[.B38]" office:value-type="string" office:string-value="safe-society37" calcext:value-type="string">
            <text:p>safe-society37</text:p>
          </table:table-cell>
          <table:table-cell table:style-name="ce35" office:value-type="string" calcext:value-type="string">
            <text:p>safe-society37</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A38]" office:value-type="string" office:string-value="https://meet.jit.si/ecoverse_cherrytwist_safe-society37" calcext:value-type="string">
            <text:p>https://meet.jit.si/ecoverse_cherrytwist_safe-society37</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6">
          <table:table-cell table:style-name="ce35" table:formula="of:=[.B39]" office:value-type="string" office:string-value="safe-society38" calcext:value-type="string">
            <text:p>safe-society38</text:p>
          </table:table-cell>
          <table:table-cell table:style-name="ce35" office:value-type="string" calcext:value-type="string">
            <text:p>safe-society38</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A39]" office:value-type="string" office:string-value="https://meet.jit.si/ecoverse_cherrytwist_safe-society38" calcext:value-type="string">
            <text:p>https://meet.jit.si/ecoverse_cherrytwist_safe-society38</text:p>
          </table:table-cell>
          <table:table-cell table:style-name="ce41" office:value-type="string" calcext:value-type="string">
            <text:p><text:a xlink:href="https://youtu.be/_aU31KUYGCQ" xlink:type="simple">https://youtu.be/_aU31KUYGCQ</text:a></text:p>
          </table:table-cell>
          <table:table-cell table:number-columns-repeated="51"/>
        </table:table-row>
        <table:table-row table:style-name="ro6">
          <table:table-cell table:style-name="ce35" table:formula="of:=[.B40]" office:value-type="string" office:string-value="safe-society39" calcext:value-type="string">
            <text:p>safe-society39</text:p>
          </table:table-cell>
          <table:table-cell table:style-name="ce35" office:value-type="string" calcext:value-type="string">
            <text:p>safe-society39</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A40]" office:value-type="string" office:string-value="https://meet.jit.si/ecoverse_cherrytwist_safe-society39" calcext:value-type="string">
            <text:p>https://meet.jit.si/ecoverse_cherrytwist_safe-society39</text:p>
          </table:table-cell>
          <table:table-cell table:style-name="ce41" office:value-type="string" calcext:value-type="string">
            <text:p><text:a xlink:href="https://youtu.be/WHVIPeN9fP0" xlink:type="simple">https://youtu.be/WHVIPeN9fP0</text:a></text:p>
          </table:table-cell>
          <table:table-cell table:number-columns-repeated="51"/>
        </table:table-row>
        <table:table-row table:style-name="ro6">
          <table:table-cell table:style-name="ce35" table:formula="of:=[.B41]" office:value-type="string" office:string-value="safe-society40" calcext:value-type="string">
            <text:p>safe-society40</text:p>
          </table:table-cell>
          <table:table-cell table:style-name="ce35" office:value-type="string" calcext:value-type="string">
            <text:p>safe-society40</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A41]" office:value-type="string" office:string-value="https://meet.jit.si/ecoverse_cherrytwist_safe-society40" calcext:value-type="string">
            <text:p>https://meet.jit.si/ecoverse_cherrytwist_safe-society40</text:p>
          </table:table-cell>
          <table:table-cell table:style-name="ce41" office:value-type="string" calcext:value-type="string">
            <text:p><text:a xlink:href="https://youtu.be/03OnRDSiQZU" xlink:type="simple">https://youtu.be/03OnRDSiQZU</text:a></text:p>
          </table:table-cell>
          <table:table-cell table:number-columns-repeated="51"/>
        </table:table-row>
        <table:table-row table:style-name="ro6">
          <table:table-cell table:style-name="ce35" table:formula="of:=[.B42]" office:value-type="string" office:string-value="safe-society41" calcext:value-type="string">
            <text:p>safe-society41</text:p>
          </table:table-cell>
          <table:table-cell table:style-name="ce35" office:value-type="string" calcext:value-type="string">
            <text:p>safe-society41</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35" office:value-type="string" calcext:value-type="string">
            <text:p>grid</text:p>
          </table:table-cell>
          <table:table-cell table:style-name="ce15" office:value-type="string" calcext:value-type="string">
            <text:p><text:span text:style-name="T1"><text:a xlink:href="https://cherrytwist.org/uploads/logos/CT-logo-teal-transparent.svg" xlink:type="simple">https://cherrytwist.org/uploads/logos/CT-logo-teal-transparent.svg</text:a></text:span></text:p>
          </table:table-cell>
          <table:table-cell table:style-name="ce41"/>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A42]" office:value-type="string" office:string-value="https://meet.jit.si/ecoverse_cherrytwist_safe-society41" calcext:value-type="string">
            <text:p>https://meet.jit.si/ecoverse_cherrytwist_safe-society41</text:p>
          </table:table-cell>
          <table:table-cell table:style-name="ce41" office:value-type="string" calcext:value-type="string">
            <text:p><text:a xlink:href="https://youtu.be/5l9nBerSpjY" xlink:type="simple">https://youtu.be/5l9nBerSpjY</text:a></text:p>
          </table:table-cell>
          <table:table-cell table:number-columns-repeated="51"/>
        </table:table-row>
        <table:table-row table:style-name="ro1" table:number-rows-repeated="1048533">
          <table:table-cell table:number-columns-repeated="66"/>
        </table:table-row>
        <table:table-row table:style-name="ro1">
          <table:table-cell table:number-columns-repeated="66"/>
        </table:table-row>
      </table:table>
      <table:table table:name="ActorGroups" table:style-name="ta2">
        <table:table-column table:style-name="co26" table:default-cell-style-name="ce33"/>
        <table:table-column table:style-name="co27" table:default-cell-style-name="ce33"/>
        <table:table-column table:style-name="co28" table:number-columns-repeated="2" table:default-cell-style-name="ce33"/>
        <table:table-column table:style-name="co29"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3"/>
          <table:table-cell table:content-validation-name="val2"/>
          <table:table-cell table:number-columns-repeated="61"/>
        </table:table-row>
        <table:table-row table:style-name="ro3">
          <table:table-cell table:number-columns-repeated="3"/>
          <table:table-cell table:content-validation-name="val2"/>
          <table:table-cell table:number-columns-repeated="61"/>
        </table:table-row>
      </table:table>
      <table:table table:name="Actors" table:style-name="ta3">
        <table:table-column table:style-name="co30" table:default-cell-style-name="ce33"/>
        <table:table-column table:style-name="co31" table:default-cell-style-name="ce33"/>
        <table:table-column table:style-name="co28" table:default-cell-style-name="ce33"/>
        <table:table-column table:style-name="co31" table:default-cell-style-name="ce33"/>
        <table:table-column table:style-name="co32" table:default-cell-style-name="ce33"/>
        <table:table-column table:style-name="co11" table:default-cell-style-name="ce33"/>
        <table:table-column table:style-name="co33" table:default-cell-style-name="ce33"/>
        <table:table-column table:style-name="co29"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office:value-type="string" calcext:value-type="string">
            <text:p>cherrytwist</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3"/>
          <table:table-cell table:content-validation-name="val3"/>
          <table:table-cell table:content-validation-name="val4"/>
          <table:table-cell table:number-columns-repeated="60"/>
        </table:table-row>
        <table:table-row table:style-name="ro3">
          <table:table-cell table:number-columns-repeated="3"/>
          <table:table-cell table:content-validation-name="val3"/>
          <table:table-cell table:content-validation-name="val4"/>
          <table:table-cell table:number-columns-repeated="60"/>
        </table:table-row>
      </table:table>
      <table:table table:name="Relations" table:style-name="ta2">
        <table:table-column table:style-name="co34" table:default-cell-style-name="ce33"/>
        <table:table-column table:style-name="co35" table:default-cell-style-name="ce33"/>
        <table:table-column table:style-name="co36" table:default-cell-style-name="ce33"/>
        <table:table-column table:style-name="co37" table:default-cell-style-name="ce33"/>
        <table:table-column table:style-name="co35" table:default-cell-style-name="ce33"/>
        <table:table-column table:style-name="co28" table:default-cell-style-name="ce33"/>
        <table:table-column table:style-name="co38" table:default-cell-style-name="ce33"/>
        <table:table-column table:style-name="co29"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office:value-type="string" calcext:value-type="string">
            <text:p>cherrytwist</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office:value-type="string" calcext:value-type="string">
            <text:p>cherrytwist</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office:value-type="string" calcext:value-type="string">
            <text:p>cherrytwist</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office:value-type="string" calcext:value-type="string">
            <text:p>cherrytwist</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5"/>
          <table:table-cell table:content-validation-name="val6"/>
          <table:table-cell table:number-columns-repeated="58"/>
        </table:table-row>
        <table:table-row table:style-name="ro3">
          <table:table-cell table:content-validation-name="val5"/>
          <table:table-cell table:number-columns-repeated="5"/>
          <table:table-cell table:content-validation-name="val6"/>
          <table:table-cell table:number-columns-repeated="58"/>
        </table:table-row>
      </table:table>
      <table:table table:name="Aspects" table:style-name="ta3">
        <table:table-column table:style-name="co39" table:default-cell-style-name="ce33"/>
        <table:table-column table:style-name="co40" table:default-cell-style-name="ce33"/>
        <table:table-column table:style-name="co3" table:default-cell-style-name="ce33"/>
        <table:table-column table:style-name="co28" table:default-cell-style-name="ce33"/>
        <table:table-column table:style-name="co41" table:default-cell-style-name="ce33"/>
        <table:table-column table:style-name="co42" table:default-cell-style-name="ce33"/>
        <table:table-column table:style-name="co29"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office:value-type="string" calcext:value-type="string">
            <text:p>cherrytwist</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4"/>
          <table:table-cell table:content-validation-name="val7"/>
          <table:table-cell table:number-columns-repeated="60"/>
        </table:table-row>
        <table:table-row table:style-name="ro3">
          <table:table-cell table:number-columns-repeated="4"/>
          <table:table-cell table:content-validation-name="val7"/>
          <table:table-cell table:number-columns-repeated="60"/>
        </table:table-row>
      </table:table>
      <table:table table:name="Groups" table:style-name="ta1">
        <table:table-column table:style-name="co43" table:default-cell-style-name="ce33"/>
        <table:table-column table:style-name="co44" table:default-cell-style-name="ce33"/>
        <table:table-column table:style-name="co18" table:default-cell-style-name="ce33"/>
        <table:table-column table:style-name="co3" table:number-columns-repeated="61"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38" office:value-type="string" calcext:value-type="string">
            <text:p>ECOVERSE</text:p>
          </table:table-cell>
          <table:table-cell table:style-name="ce42" table:number-columns-repeated="21"/>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style-name="ce39" office:value-type="string" calcext:value-type="string">
            <text:p>cherrytwist</text:p>
          </table:table-cell>
          <table:table-cell table:number-columns-repeated="61"/>
        </table:table-row>
        <table:table-row table:style-name="ro1" table:number-rows-repeated="15">
          <table:table-cell table:number-columns-repeated="2"/>
          <table:table-cell table:style-name="ce39"/>
          <table:table-cell table:number-columns-repeated="61"/>
        </table:table-row>
        <table:table-row table:style-name="ro1" table:number-rows-repeated="1048555">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31" table:default-cell-style-name="ce33"/>
        <table:table-column table:style-name="co45" table:number-columns-repeated="4" table:default-cell-style-name="ce33"/>
        <table:table-column table:style-name="co46" table:default-cell-style-name="ce33"/>
        <table:table-column table:style-name="co47" table:default-cell-style-name="ce33"/>
        <table:table-column table:style-name="co3" table:number-columns-repeated="4" table:default-cell-style-name="ce33"/>
        <table:table-column table:style-name="co48" table:default-cell-style-name="ce33"/>
        <table:table-column table:style-name="co49" table:default-cell-style-name="ce33"/>
        <table:table-column table:style-name="co50" table:default-cell-style-name="ce33"/>
        <table:table-column table:style-name="co51" table:default-cell-style-name="ce33"/>
        <table:table-column table:style-name="co52" table:default-cell-style-name="ce33"/>
        <table:table-column table:style-name="co3" table:default-cell-style-name="ce33"/>
        <table:table-column table:style-name="co53" table:default-cell-style-name="ce33"/>
        <table:table-column table:style-name="co54"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38" office:value-type="string" calcext:value-type="string">
            <text:p>ECOVERS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6">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formula="of:=LEFT([.A2]&amp;[.B2]; 20)" office:value-type="string" office:string-value="LilliamCathie" calcext:value-type="string">
            <text:p>LilliamCathi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V2]&amp;&quot;&amp;color=fff&quot;" office:value-type="string" office:string-value="https://eu.ui-avatars.com/api/?name=Lilliam+Cathie&amp;background=A57597&amp;color=fff" calcext:value-type="string">
            <text:p>https://eu.ui-avatars.com/api/?name=Lilliam+Cathie&amp;background=A57597&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597" calcext:value-type="string">
            <text:p>A57597</text:p>
          </table:table-cell>
          <table:table-cell table:number-columns-repeated="44"/>
        </table:table-row>
        <table:table-row table:style-name="ro6">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formula="of:=LEFT([.A3]&amp;[.B3]; 20)" office:value-type="string" office:string-value="DorcasChristinia" calcext:value-type="string">
            <text:p>DorcasChristin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V3]&amp;&quot;&amp;color=fff&quot;" office:value-type="string" office:string-value="https://eu.ui-avatars.com/api/?name=Dorcas+Christinia&amp;background=A12499&amp;color=fff" calcext:value-type="string">
            <text:p>https://eu.ui-avatars.com/api/?name=Dorcas+Christinia&amp;background=A12499&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499" calcext:value-type="string">
            <text:p>A12499</text:p>
          </table:table-cell>
          <table:table-cell table:number-columns-repeated="44"/>
        </table:table-row>
        <table:table-row table:style-name="ro6">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formula="of:=LEFT([.A4]&amp;[.B4]; 20)" office:value-type="string" office:string-value="EbonieAlmeda" calcext:value-type="string">
            <text:p>EbonieAlme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V4]&amp;&quot;&amp;color=fff&quot;" office:value-type="string" office:string-value="https://eu.ui-avatars.com/api/?name=Ebonie+Almeda&amp;background=A93466&amp;color=fff" calcext:value-type="string">
            <text:p>https://eu.ui-avatars.com/api/?name=Ebonie+Almeda&amp;background=A93466&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466" calcext:value-type="string">
            <text:p>A93466</text:p>
          </table:table-cell>
          <table:table-cell table:number-columns-repeated="44"/>
        </table:table-row>
        <table:table-row table:style-name="ro6">
          <table:table-cell table:style-name="ce35" office:value-type="string" calcext:value-type="string">
            <text:p>Luvenia</text:p>
          </table:table-cell>
          <table:table-cell table:style-name="ce35" office:value-type="string" calcext:value-type="string">
            <text:p>Kena</text:p>
          </table:table-cell>
          <table:table-cell table:style-name="ce35" table:formula="of:=[.A5]&amp;&quot; &quot;&amp;[.B5]" office:value-type="string" office:string-value="Luvenia Kena" calcext:value-type="string">
            <text:p>Luvenia Kena</text:p>
          </table:table-cell>
          <table:table-cell table:style-name="ce35" table:formula="of:=LEFT([.A5]&amp;[.B5]; 20)" office:value-type="string" office:string-value="LuveniaKena" calcext:value-type="string">
            <text:p>LuveniaKe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5]&amp;&quot;@&quot;&amp;[.B5]&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5]&amp;&quot;+&quot;&amp;[.B5]&amp;&quot;&amp;background=&quot;&amp;[.V5]&amp;&quot;&amp;color=fff&quot;" office:value-type="string" office:string-value="https://eu.ui-avatars.com/api/?name=Luvenia+Kena&amp;background=A36484&amp;color=fff" calcext:value-type="string">
            <text:p>https://eu.ui-avatars.com/api/?name=Luvenia+Kena&amp;background=A36484&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484" calcext:value-type="string">
            <text:p>A36484</text:p>
          </table:table-cell>
          <table:table-cell table:number-columns-repeated="44"/>
        </table:table-row>
        <table:table-row table:style-name="ro6">
          <table:table-cell table:style-name="ce35" office:value-type="string" calcext:value-type="string">
            <text:p>Darcy</text:p>
          </table:table-cell>
          <table:table-cell table:style-name="ce35" office:value-type="string" calcext:value-type="string">
            <text:p>Kenton</text:p>
          </table:table-cell>
          <table:table-cell table:style-name="ce35" table:formula="of:=[.A6]&amp;&quot; &quot;&amp;[.B6]" office:value-type="string" office:string-value="Darcy Kenton" calcext:value-type="string">
            <text:p>Darcy Kenton</text:p>
          </table:table-cell>
          <table:table-cell table:style-name="ce35" table:formula="of:=LEFT([.A6]&amp;[.B6]; 20)" office:value-type="string" office:string-value="DarcyKenton" calcext:value-type="string">
            <text:p>DarcyKento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6]&amp;&quot;@&quot;&amp;[.B6]&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V6]&amp;&quot;&amp;color=fff&quot;" office:value-type="string" office:string-value="https://eu.ui-avatars.com/api/?name=Darcy+Kenton&amp;background=A79811&amp;color=fff" calcext:value-type="string">
            <text:p>https://eu.ui-avatars.com/api/?name=Darcy+Kenton&amp;background=A79811&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9811" calcext:value-type="string">
            <text:p>A79811</text:p>
          </table:table-cell>
          <table:table-cell table:number-columns-repeated="44"/>
        </table:table-row>
        <table:table-row table:style-name="ro6">
          <table:table-cell table:style-name="ce35" office:value-type="string" calcext:value-type="string">
            <text:p>Florrie</text:p>
          </table:table-cell>
          <table:table-cell table:style-name="ce35" office:value-type="string" calcext:value-type="string">
            <text:p>Fidelia</text:p>
          </table:table-cell>
          <table:table-cell table:style-name="ce35" table:formula="of:=[.A7]&amp;&quot; &quot;&amp;[.B7]" office:value-type="string" office:string-value="Florrie Fidelia" calcext:value-type="string">
            <text:p>Florrie Fidelia</text:p>
          </table:table-cell>
          <table:table-cell table:style-name="ce35" table:formula="of:=LEFT([.A7]&amp;[.B7]; 20)" office:value-type="string" office:string-value="FlorrieFidelia" calcext:value-type="string">
            <text:p>FlorrieFidel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7]&amp;&quot;@&quot;&amp;[.B7]&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V7]&amp;&quot;&amp;color=fff&quot;" office:value-type="string" office:string-value="https://eu.ui-avatars.com/api/?name=Florrie+Fidelia&amp;background=A82754&amp;color=fff" calcext:value-type="string">
            <text:p>https://eu.ui-avatars.com/api/?name=Florrie+Fidelia&amp;background=A82754&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2754" calcext:value-type="string">
            <text:p>A82754</text:p>
          </table:table-cell>
          <table:table-cell table:number-columns-repeated="44"/>
        </table:table-row>
        <table:table-row table:style-name="ro6">
          <table:table-cell table:style-name="ce35" office:value-type="string" calcext:value-type="string">
            <text:p>Dwain</text:p>
          </table:table-cell>
          <table:table-cell table:style-name="ce35" office:value-type="string" calcext:value-type="string">
            <text:p>Chin</text:p>
          </table:table-cell>
          <table:table-cell table:style-name="ce35" table:formula="of:=[.A8]&amp;&quot; &quot;&amp;[.B8]" office:value-type="string" office:string-value="Dwain Chin" calcext:value-type="string">
            <text:p>Dwain Chin</text:p>
          </table:table-cell>
          <table:table-cell table:style-name="ce35" table:formula="of:=LEFT([.A8]&amp;[.B8]; 20)" office:value-type="string" office:string-value="DwainChin" calcext:value-type="string">
            <text:p>DwainChi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8]&amp;&quot;@&quot;&amp;[.B8]&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8]&amp;&quot;+&quot;&amp;[.B8]&amp;&quot;&amp;background=&quot;&amp;[.V8]&amp;&quot;&amp;color=fff&quot;" office:value-type="string" office:string-value="https://eu.ui-avatars.com/api/?name=Dwain+Chin&amp;background=A21161&amp;color=fff" calcext:value-type="string">
            <text:p>https://eu.ui-avatars.com/api/?name=Dwain+Chin&amp;background=A21161&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1161" calcext:value-type="string">
            <text:p>A21161</text:p>
          </table:table-cell>
          <table:table-cell table:number-columns-repeated="44"/>
        </table:table-row>
        <table:table-row table:style-name="ro6">
          <table:table-cell table:style-name="ce35" office:value-type="string" calcext:value-type="string">
            <text:p>Tresa</text:p>
          </table:table-cell>
          <table:table-cell table:style-name="ce35" office:value-type="string" calcext:value-type="string">
            <text:p>Ardell</text:p>
          </table:table-cell>
          <table:table-cell table:style-name="ce35" table:formula="of:=[.A9]&amp;&quot; &quot;&amp;[.B9]" office:value-type="string" office:string-value="Tresa Ardell" calcext:value-type="string">
            <text:p>Tresa Ardell</text:p>
          </table:table-cell>
          <table:table-cell table:style-name="ce35" table:formula="of:=LEFT([.A9]&amp;[.B9]; 20)" office:value-type="string" office:string-value="TresaArdell" calcext:value-type="string">
            <text:p>TresaArdell</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9]&amp;&quot;@&quot;&amp;[.B9]&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9]&amp;&quot;+&quot;&amp;[.B9]&amp;&quot;&amp;background=&quot;&amp;[.V9]&amp;&quot;&amp;color=fff&quot;" office:value-type="string" office:string-value="https://eu.ui-avatars.com/api/?name=Tresa+Ardell&amp;background=A75646&amp;color=fff" calcext:value-type="string">
            <text:p>https://eu.ui-avatars.com/api/?name=Tresa+Ardell&amp;background=A75646&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5646" calcext:value-type="string">
            <text:p>A75646</text:p>
          </table:table-cell>
          <table:table-cell table:number-columns-repeated="44"/>
        </table:table-row>
        <table:table-row table:style-name="ro6">
          <table:table-cell table:style-name="ce35" office:value-type="string" calcext:value-type="string">
            <text:p>Sumiko</text:p>
          </table:table-cell>
          <table:table-cell table:style-name="ce35" office:value-type="string" calcext:value-type="string">
            <text:p>Maryalice</text:p>
          </table:table-cell>
          <table:table-cell table:style-name="ce35" table:formula="of:=[.A10]&amp;&quot; &quot;&amp;[.B10]" office:value-type="string" office:string-value="Sumiko Maryalice" calcext:value-type="string">
            <text:p>Sumiko Maryalice</text:p>
          </table:table-cell>
          <table:table-cell table:style-name="ce35" table:formula="of:=LEFT([.A10]&amp;[.B10]; 20)" office:value-type="string" office:string-value="SumikoMaryalice" calcext:value-type="string">
            <text:p>SumikoMaryalic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0]&amp;&quot;@&quot;&amp;[.B10]&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10]&amp;&quot;+&quot;&amp;[.B10]&amp;&quot;&amp;background=&quot;&amp;[.V10]&amp;&quot;&amp;color=fff&quot;" office:value-type="string" office:string-value="https://eu.ui-avatars.com/api/?name=Sumiko+Maryalice&amp;background=A78589&amp;color=fff" calcext:value-type="string">
            <text:p>https://eu.ui-avatars.com/api/?name=Sumiko+Maryalice&amp;background=A78589&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8589" calcext:value-type="string">
            <text:p>A78589</text:p>
          </table:table-cell>
          <table:table-cell table:number-columns-repeated="44"/>
        </table:table-row>
        <table:table-row table:style-name="ro6">
          <table:table-cell table:style-name="ce35" office:value-type="string" calcext:value-type="string">
            <text:p>Marleen</text:p>
          </table:table-cell>
          <table:table-cell table:style-name="ce35" office:value-type="string" calcext:value-type="string">
            <text:p>Jeanette</text:p>
          </table:table-cell>
          <table:table-cell table:style-name="ce35" table:formula="of:=[.A11]&amp;&quot; &quot;&amp;[.B11]" office:value-type="string" office:string-value="Marleen Jeanette" calcext:value-type="string">
            <text:p>Marleen Jeanette</text:p>
          </table:table-cell>
          <table:table-cell table:style-name="ce35" table:formula="of:=LEFT([.A11]&amp;[.B11]; 20)" office:value-type="string" office:string-value="MarleenJeanette" calcext:value-type="string">
            <text:p>MarleenJeanett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1]&amp;&quot;@&quot;&amp;[.B11]&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11]&amp;&quot;+&quot;&amp;[.B11]&amp;&quot;&amp;background=&quot;&amp;[.V11]&amp;&quot;&amp;color=fff&quot;" office:value-type="string" office:string-value="https://eu.ui-avatars.com/api/?name=Marleen+Jeanette&amp;background=A45193&amp;color=fff" calcext:value-type="string">
            <text:p>https://eu.ui-avatars.com/api/?name=Marleen+Jeanette&amp;background=A45193&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5193" calcext:value-type="string">
            <text:p>A45193</text:p>
          </table:table-cell>
          <table:table-cell table:number-columns-repeated="44"/>
        </table:table-row>
        <table:table-row table:style-name="ro6">
          <table:table-cell table:style-name="ce35" office:value-type="string" calcext:value-type="string">
            <text:p>Tiffany</text:p>
          </table:table-cell>
          <table:table-cell table:style-name="ce35" office:value-type="string" calcext:value-type="string">
            <text:p>Santa</text:p>
          </table:table-cell>
          <table:table-cell table:style-name="ce35" table:formula="of:=[.A12]&amp;&quot; &quot;&amp;[.B12]" office:value-type="string" office:string-value="Tiffany Santa" calcext:value-type="string">
            <text:p>Tiffany Santa</text:p>
          </table:table-cell>
          <table:table-cell table:style-name="ce35" table:formula="of:=LEFT([.A12]&amp;[.B12]; 20)" office:value-type="string" office:string-value="TiffanySanta" calcext:value-type="string">
            <text:p>TiffanySant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2]&amp;&quot;@&quot;&amp;[.B12]&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12]&amp;&quot;+&quot;&amp;[.B12]&amp;&quot;&amp;background=&quot;&amp;[.V12]&amp;&quot;&amp;color=fff&quot;" office:value-type="string" office:string-value="https://eu.ui-avatars.com/api/?name=Tiffany+Santa&amp;background=A98435&amp;color=fff" calcext:value-type="string">
            <text:p>https://eu.ui-avatars.com/api/?name=Tiffany+Santa&amp;background=A98435&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8435" calcext:value-type="string">
            <text:p>A98435</text:p>
          </table:table-cell>
          <table:table-cell table:number-columns-repeated="44"/>
        </table:table-row>
        <table:table-row table:style-name="ro6">
          <table:table-cell table:style-name="ce35" office:value-type="string" calcext:value-type="string">
            <text:p>Clarita</text:p>
          </table:table-cell>
          <table:table-cell table:style-name="ce35" office:value-type="string" calcext:value-type="string">
            <text:p>Delana</text:p>
          </table:table-cell>
          <table:table-cell table:style-name="ce35" table:formula="of:=[.A13]&amp;&quot; &quot;&amp;[.B13]" office:value-type="string" office:string-value="Clarita Delana" calcext:value-type="string">
            <text:p>Clarita Delana</text:p>
          </table:table-cell>
          <table:table-cell table:style-name="ce35" table:formula="of:=LEFT([.A13]&amp;[.B13]; 20)" office:value-type="string" office:string-value="ClaritaDelana" calcext:value-type="string">
            <text:p>ClaritaDela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3]&amp;&quot;@&quot;&amp;[.B13]&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13]&amp;&quot;+&quot;&amp;[.B13]&amp;&quot;&amp;background=&quot;&amp;[.V13]&amp;&quot;&amp;color=fff&quot;" office:value-type="string" office:string-value="https://eu.ui-avatars.com/api/?name=Clarita+Delana&amp;background=A36197&amp;color=fff" calcext:value-type="string">
            <text:p>https://eu.ui-avatars.com/api/?name=Clarita+Delana&amp;background=A36197&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197" calcext:value-type="string">
            <text:p>A36197</text:p>
          </table:table-cell>
          <table:table-cell table:number-columns-repeated="44"/>
        </table:table-row>
        <table:table-row table:style-name="ro6">
          <table:table-cell table:style-name="ce35" office:value-type="string" calcext:value-type="string">
            <text:p>Loris</text:p>
          </table:table-cell>
          <table:table-cell table:style-name="ce35" office:value-type="string" calcext:value-type="string">
            <text:p>Donny</text:p>
          </table:table-cell>
          <table:table-cell table:style-name="ce35" table:formula="of:=[.A14]&amp;&quot; &quot;&amp;[.B14]" office:value-type="string" office:string-value="Loris Donny" calcext:value-type="string">
            <text:p>Loris Donny</text:p>
          </table:table-cell>
          <table:table-cell table:style-name="ce35" table:formula="of:=LEFT([.A14]&amp;[.B14]; 20)" office:value-type="string" office:string-value="LorisDonny" calcext:value-type="string">
            <text:p>LorisDonny</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4]&amp;&quot;@&quot;&amp;[.B14]&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14]&amp;&quot;+&quot;&amp;[.B14]&amp;&quot;&amp;background=&quot;&amp;[.V14]&amp;&quot;&amp;color=fff&quot;" office:value-type="string" office:string-value="https://eu.ui-avatars.com/api/?name=Loris+Donny&amp;background=A37692&amp;color=fff" calcext:value-type="string">
            <text:p>https://eu.ui-avatars.com/api/?name=Loris+Donny&amp;background=A37692&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7692" calcext:value-type="string">
            <text:p>A37692</text:p>
          </table:table-cell>
          <table:table-cell table:number-columns-repeated="44"/>
        </table:table-row>
        <table:table-row table:style-name="ro6">
          <table:table-cell table:style-name="ce35" office:value-type="string" calcext:value-type="string">
            <text:p>Dayle</text:p>
          </table:table-cell>
          <table:table-cell table:style-name="ce35" office:value-type="string" calcext:value-type="string">
            <text:p>Yulanda</text:p>
          </table:table-cell>
          <table:table-cell table:style-name="ce35" table:formula="of:=[.A15]&amp;&quot; &quot;&amp;[.B15]" office:value-type="string" office:string-value="Dayle Yulanda" calcext:value-type="string">
            <text:p>Dayle Yulanda</text:p>
          </table:table-cell>
          <table:table-cell table:style-name="ce35" table:formula="of:=LEFT([.A15]&amp;[.B15]; 20)" office:value-type="string" office:string-value="DayleYulanda" calcext:value-type="string">
            <text:p>DayleYulan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5]&amp;&quot;@&quot;&amp;[.B15]&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15]&amp;&quot;+&quot;&amp;[.B15]&amp;&quot;&amp;background=&quot;&amp;[.V15]&amp;&quot;&amp;color=fff&quot;" office:value-type="string" office:string-value="https://eu.ui-avatars.com/api/?name=Dayle+Yulanda&amp;background=A18491&amp;color=fff" calcext:value-type="string">
            <text:p>https://eu.ui-avatars.com/api/?name=Dayle+Yulanda&amp;background=A18491&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491" calcext:value-type="string">
            <text:p>A18491</text:p>
          </table:table-cell>
          <table:table-cell table:number-columns-repeated="44"/>
        </table:table-row>
        <table:table-row table:style-name="ro6">
          <table:table-cell table:style-name="ce35" office:value-type="string" calcext:value-type="string">
            <text:p>Mack</text:p>
          </table:table-cell>
          <table:table-cell table:style-name="ce35" office:value-type="string" calcext:value-type="string">
            <text:p>Kerstin</text:p>
          </table:table-cell>
          <table:table-cell table:style-name="ce35" table:formula="of:=[.A16]&amp;&quot; &quot;&amp;[.B16]" office:value-type="string" office:string-value="Mack Kerstin" calcext:value-type="string">
            <text:p>Mack Kerstin</text:p>
          </table:table-cell>
          <table:table-cell table:style-name="ce35" table:formula="of:=LEFT([.A16]&amp;[.B16]; 20)" office:value-type="string" office:string-value="MackKerstin" calcext:value-type="string">
            <text:p>MackKerstin</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6]&amp;&quot;@&quot;&amp;[.B16]&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16]&amp;&quot;+&quot;&amp;[.B16]&amp;&quot;&amp;background=&quot;&amp;[.V16]&amp;&quot;&amp;color=fff&quot;" office:value-type="string" office:string-value="https://eu.ui-avatars.com/api/?name=Mack+Kerstin&amp;background=A94689&amp;color=fff" calcext:value-type="string">
            <text:p>https://eu.ui-avatars.com/api/?name=Mack+Kerstin&amp;background=A94689&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689" calcext:value-type="string">
            <text:p>A94689</text:p>
          </table:table-cell>
          <table:table-cell table:number-columns-repeated="44"/>
        </table:table-row>
        <table:table-row table:style-name="ro6">
          <table:table-cell table:style-name="ce35" office:value-type="string" calcext:value-type="string">
            <text:p>Ezra</text:p>
          </table:table-cell>
          <table:table-cell table:style-name="ce35" office:value-type="string" calcext:value-type="string">
            <text:p>Chester</text:p>
          </table:table-cell>
          <table:table-cell table:style-name="ce35" table:formula="of:=[.A17]&amp;&quot; &quot;&amp;[.B17]" office:value-type="string" office:string-value="Ezra Chester" calcext:value-type="string">
            <text:p>Ezra Chester</text:p>
          </table:table-cell>
          <table:table-cell table:style-name="ce35" table:formula="of:=LEFT([.A17]&amp;[.B17]; 20)" office:value-type="string" office:string-value="EzraChester" calcext:value-type="string">
            <text:p>EzraChester</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7]&amp;&quot;@&quot;&amp;[.B17]&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17]&amp;&quot;+&quot;&amp;[.B17]&amp;&quot;&amp;background=&quot;&amp;[.V17]&amp;&quot;&amp;color=fff&quot;" office:value-type="string" office:string-value="https://eu.ui-avatars.com/api/?name=Ezra+Chester&amp;background=A59353&amp;color=fff" calcext:value-type="string">
            <text:p>https://eu.ui-avatars.com/api/?name=Ezra+Chester&amp;background=A59353&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353" calcext:value-type="string">
            <text:p>A59353</text:p>
          </table:table-cell>
          <table:table-cell table:number-columns-repeated="44"/>
        </table:table-row>
        <table:table-row table:style-name="ro6">
          <table:table-cell table:style-name="ce35" office:value-type="string" calcext:value-type="string">
            <text:p>Carmelita</text:p>
          </table:table-cell>
          <table:table-cell table:style-name="ce35" office:value-type="string" calcext:value-type="string">
            <text:p>Alvina</text:p>
          </table:table-cell>
          <table:table-cell table:style-name="ce35" table:formula="of:=[.A18]&amp;&quot; &quot;&amp;[.B18]" office:value-type="string" office:string-value="Carmelita Alvina" calcext:value-type="string">
            <text:p>Carmelita Alvina</text:p>
          </table:table-cell>
          <table:table-cell table:style-name="ce35" table:formula="of:=LEFT([.A18]&amp;[.B18]; 20)" office:value-type="string" office:string-value="CarmelitaAlvina" calcext:value-type="string">
            <text:p>CarmelitaAlvin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8]&amp;&quot;@&quot;&amp;[.B18]&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18]&amp;&quot;+&quot;&amp;[.B18]&amp;&quot;&amp;background=&quot;&amp;[.V18]&amp;&quot;&amp;color=fff&quot;" office:value-type="string" office:string-value="https://eu.ui-avatars.com/api/?name=Carmelita+Alvina&amp;background=A34533&amp;color=fff" calcext:value-type="string">
            <text:p>https://eu.ui-avatars.com/api/?name=Carmelita+Alvina&amp;background=A34533&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533" calcext:value-type="string">
            <text:p>A34533</text:p>
          </table:table-cell>
          <table:table-cell table:number-columns-repeated="44"/>
        </table:table-row>
        <table:table-row table:style-name="ro6">
          <table:table-cell table:style-name="ce35" office:value-type="string" calcext:value-type="string">
            <text:p>Kena</text:p>
          </table:table-cell>
          <table:table-cell table:style-name="ce35" office:value-type="string" calcext:value-type="string">
            <text:p>Penny</text:p>
          </table:table-cell>
          <table:table-cell table:style-name="ce35" table:formula="of:=[.A19]&amp;&quot; &quot;&amp;[.B19]" office:value-type="string" office:string-value="Kena Penny" calcext:value-type="string">
            <text:p>Kena Penny</text:p>
          </table:table-cell>
          <table:table-cell table:style-name="ce35" table:formula="of:=LEFT([.A19]&amp;[.B19]; 20)" office:value-type="string" office:string-value="KenaPenny" calcext:value-type="string">
            <text:p>KenaPenny</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9]&amp;&quot;@&quot;&amp;[.B19]&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19]&amp;&quot;+&quot;&amp;[.B19]&amp;&quot;&amp;background=&quot;&amp;[.V19]&amp;&quot;&amp;color=fff&quot;" office:value-type="string" office:string-value="https://eu.ui-avatars.com/api/?name=Kena+Penny&amp;background=A72449&amp;color=fff" calcext:value-type="string">
            <text:p>https://eu.ui-avatars.com/api/?name=Kena+Penny&amp;background=A72449&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449" calcext:value-type="string">
            <text:p>A72449</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20]&amp;&quot; &quot;&amp;[.B20]" office:value-type="string" office:string-value="Jerold Reda" calcext:value-type="string">
            <text:p>Jerold Reda</text:p>
          </table:table-cell>
          <table:table-cell table:style-name="ce35" table:formula="of:=LEFT([.A20]&amp;[.B20]; 20)" office:value-type="string" office:string-value="JeroldReda" calcext:value-type="string">
            <text:p>JeroldRed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0]&amp;&quot;@&quot;&amp;[.B20]&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20]&amp;&quot;+&quot;&amp;[.B20]&amp;&quot;&amp;background=&quot;&amp;[.V20]&amp;&quot;&amp;color=fff&quot;" office:value-type="string" office:string-value="https://eu.ui-avatars.com/api/?name=Jerold+Reda&amp;background=A23586&amp;color=fff" calcext:value-type="string">
            <text:p>https://eu.ui-avatars.com/api/?name=Jerold+Reda&amp;background=A23586&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23586" calcext:value-type="string">
            <text:p>A23586</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21]&amp;&quot; &quot;&amp;[.B21]" office:value-type="string" office:string-value="Rutha Francie" calcext:value-type="string">
            <text:p>Rutha Francie</text:p>
          </table:table-cell>
          <table:table-cell table:style-name="ce35" table:formula="of:=LEFT([.A21]&amp;[.B21]; 20)" office:value-type="string" office:string-value="RuthaFrancie" calcext:value-type="string">
            <text:p>RuthaFranci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21]&amp;&quot;+&quot;&amp;[.B21]&amp;&quot;&amp;background=&quot;&amp;[.V21]&amp;&quot;&amp;color=fff&quot;" office:value-type="string" office:string-value="https://eu.ui-avatars.com/api/?name=Rutha+Francie&amp;background=A42443&amp;color=fff" calcext:value-type="string">
            <text:p>https://eu.ui-avatars.com/api/?name=Rutha+Francie&amp;background=A42443&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42443" calcext:value-type="string">
            <text:p>A42443</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22]&amp;&quot; &quot;&amp;[.B22]" office:value-type="string" office:string-value="Kena Edris" calcext:value-type="string">
            <text:p>Kena Edris</text:p>
          </table:table-cell>
          <table:table-cell table:style-name="ce35" table:formula="of:=LEFT([.A22]&amp;[.B22]; 20)" office:value-type="string" office:string-value="KenaEdris" calcext:value-type="string">
            <text:p>KenaEdri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2]&amp;&quot;+&quot;&amp;[.B22]&amp;&quot;&amp;background=&quot;&amp;[.V22]&amp;&quot;&amp;color=fff&quot;" office:value-type="string" office:string-value="https://eu.ui-avatars.com/api/?name=Kena+Edris&amp;background=A56818&amp;color=fff" calcext:value-type="string">
            <text:p>https://eu.ui-avatars.com/api/?name=Kena+Edris&amp;background=A56818&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56818" calcext:value-type="string">
            <text:p>A56818</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23]&amp;&quot; &quot;&amp;[.B23]" office:value-type="string" office:string-value="Kenton Chrystal" calcext:value-type="string">
            <text:p>Kenton Chrystal</text:p>
          </table:table-cell>
          <table:table-cell table:style-name="ce35" table:formula="of:=LEFT([.A23]&amp;[.B23]; 20)" office:value-type="string" office:string-value="KentonChrystal" calcext:value-type="string">
            <text:p>KentonChrystal</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3]&amp;&quot;+&quot;&amp;[.B23]&amp;&quot;&amp;background=&quot;&amp;[.V23]&amp;&quot;&amp;color=fff&quot;" office:value-type="string" office:string-value="https://eu.ui-avatars.com/api/?name=Kenton+Chrystal&amp;background=A78815&amp;color=fff" calcext:value-type="string">
            <text:p>https://eu.ui-avatars.com/api/?name=Kenton+Chrystal&amp;background=A78815&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78815" calcext:value-type="string">
            <text:p>A78815</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24]&amp;&quot; &quot;&amp;[.B24]" office:value-type="string" office:string-value="Golda Donette" calcext:value-type="string">
            <text:p>Golda Donette</text:p>
          </table:table-cell>
          <table:table-cell table:style-name="ce35" table:formula="of:=LEFT([.A24]&amp;[.B24]; 20)" office:value-type="string" office:string-value="GoldaDonette" calcext:value-type="string">
            <text:p>GoldaDo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24]&amp;&quot;+&quot;&amp;[.B24]&amp;&quot;&amp;background=&quot;&amp;[.V24]&amp;&quot;&amp;color=fff&quot;" office:value-type="string" office:string-value="https://eu.ui-avatars.com/api/?name=Golda+Donette&amp;background=A34889&amp;color=fff" calcext:value-type="string">
            <text:p>https://eu.ui-avatars.com/api/?name=Golda+Donette&amp;background=A34889&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34889" calcext:value-type="string">
            <text:p>A34889</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25]&amp;&quot; &quot;&amp;[.B25]" office:value-type="string" office:string-value="Claudia Lourdes" calcext:value-type="string">
            <text:p>Claudia Lourdes</text:p>
          </table:table-cell>
          <table:table-cell table:style-name="ce35" table:formula="of:=LEFT([.A25]&amp;[.B25]; 20)" office:value-type="string" office:string-value="ClaudiaLourdes" calcext:value-type="string">
            <text:p>ClaudiaLourde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25]&amp;&quot;+&quot;&amp;[.B25]&amp;&quot;&amp;background=&quot;&amp;[.V25]&amp;&quot;&amp;color=fff&quot;" office:value-type="string" office:string-value="https://eu.ui-avatars.com/api/?name=Claudia+Lourdes&amp;background=A19927&amp;color=fff" calcext:value-type="string">
            <text:p>https://eu.ui-avatars.com/api/?name=Claudia+Lourdes&amp;background=A19927&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19927" calcext:value-type="string">
            <text:p>A19927</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26]&amp;&quot; &quot;&amp;[.B26]" office:value-type="string" office:string-value="Lilia Jennette" calcext:value-type="string">
            <text:p>Lilia Jennette</text:p>
          </table:table-cell>
          <table:table-cell table:style-name="ce35" table:formula="of:=LEFT([.A26]&amp;[.B26]; 20)" office:value-type="string" office:string-value="LiliaJennette" calcext:value-type="string">
            <text:p>LiliaJen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6]&amp;&quot;+&quot;&amp;[.B26]&amp;&quot;&amp;background=&quot;&amp;[.V26]&amp;&quot;&amp;color=fff&quot;" office:value-type="string" office:string-value="https://eu.ui-avatars.com/api/?name=Lilia+Jennette&amp;background=A56467&amp;color=fff" calcext:value-type="string">
            <text:p>https://eu.ui-avatars.com/api/?name=Lilia+Jennette&amp;background=A56467&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56467" calcext:value-type="string">
            <text:p>A56467</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27]&amp;&quot; &quot;&amp;[.B27]" office:value-type="string" office:string-value="Roselyn Beatrice" calcext:value-type="string">
            <text:p>Roselyn Beatrice</text:p>
          </table:table-cell>
          <table:table-cell table:style-name="ce35" table:formula="of:=LEFT([.A27]&amp;[.B27]; 20)" office:value-type="string" office:string-value="RoselynBeatrice" calcext:value-type="string">
            <text:p>RoselynBeatric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27]&amp;&quot;+&quot;&amp;[.B27]&amp;&quot;&amp;background=&quot;&amp;[.V27]&amp;&quot;&amp;color=fff&quot;" office:value-type="string" office:string-value="https://eu.ui-avatars.com/api/?name=Roselyn+Beatrice&amp;background=A39725&amp;color=fff" calcext:value-type="string">
            <text:p>https://eu.ui-avatars.com/api/?name=Roselyn+Beatrice&amp;background=A39725&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39725" calcext:value-type="string">
            <text:p>A39725</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28]&amp;&quot; &quot;&amp;[.B28]" office:value-type="string" office:string-value="Maudie Shavonda" calcext:value-type="string">
            <text:p>Maudie Shavonda</text:p>
          </table:table-cell>
          <table:table-cell table:style-name="ce35" table:formula="of:=LEFT([.A28]&amp;[.B28]; 20)" office:value-type="string" office:string-value="MaudieShavonda" calcext:value-type="string">
            <text:p>MaudieShavon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8]&amp;&quot;@&quot;&amp;[.B28]&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28]&amp;&quot;+&quot;&amp;[.B28]&amp;&quot;&amp;background=&quot;&amp;[.V28]&amp;&quot;&amp;color=fff&quot;" office:value-type="string" office:string-value="https://eu.ui-avatars.com/api/?name=Maudie+Shavonda&amp;background=A72932&amp;color=fff" calcext:value-type="string">
            <text:p>https://eu.ui-avatars.com/api/?name=Maudie+Shavonda&amp;background=A72932&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72932" calcext:value-type="string">
            <text:p>A72932</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29]&amp;&quot; &quot;&amp;[.B29]" office:value-type="string" office:string-value="Andera Veda" calcext:value-type="string">
            <text:p>Andera Veda</text:p>
          </table:table-cell>
          <table:table-cell table:style-name="ce35" table:formula="of:=LEFT([.A29]&amp;[.B29]; 20)" office:value-type="string" office:string-value="AnderaVeda" calcext:value-type="string">
            <text:p>AnderaVe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9]&amp;&quot;@&quot;&amp;[.B29]&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29]&amp;&quot;+&quot;&amp;[.B29]&amp;&quot;&amp;background=&quot;&amp;[.V29]&amp;&quot;&amp;color=fff&quot;" office:value-type="string" office:string-value="https://eu.ui-avatars.com/api/?name=Andera+Veda&amp;background=A37922&amp;color=fff" calcext:value-type="string">
            <text:p>https://eu.ui-avatars.com/api/?name=Andera+Veda&amp;background=A37922&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37922" calcext:value-type="string">
            <text:p>A37922</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30]&amp;&quot; &quot;&amp;[.B30]" office:value-type="string" office:string-value="Les Bobbi" calcext:value-type="string">
            <text:p>Les Bobbi</text:p>
          </table:table-cell>
          <table:table-cell table:style-name="ce35" table:formula="of:=LEFT([.A30]&amp;[.B30]; 20)" office:value-type="string" office:string-value="LesBobbi" calcext:value-type="string">
            <text:p>LesBobb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30]&amp;&quot;@&quot;&amp;[.B30]&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0]&amp;&quot;+&quot;&amp;[.B30]&amp;&quot;&amp;background=&quot;&amp;[.V30]&amp;&quot;&amp;color=fff&quot;" office:value-type="string" office:string-value="https://eu.ui-avatars.com/api/?name=Les+Bobbi&amp;background=A52348&amp;color=fff" calcext:value-type="string">
            <text:p>https://eu.ui-avatars.com/api/?name=Les+Bobbi&amp;background=A52348&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52348" calcext:value-type="string">
            <text:p>A52348</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31]&amp;&quot; &quot;&amp;[.B31]" office:value-type="string" office:string-value="Augustine Tia" calcext:value-type="string">
            <text:p>Augustine Tia</text:p>
          </table:table-cell>
          <table:table-cell table:style-name="ce35" table:formula="of:=LEFT([.A31]&amp;[.B31]; 20)" office:value-type="string" office:string-value="AugustineTia" calcext:value-type="string">
            <text:p>AugustineTi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1]&amp;&quot;@&quot;&amp;[.B31]&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1]&amp;&quot;+&quot;&amp;[.B31]&amp;&quot;&amp;background=&quot;&amp;[.V31]&amp;&quot;&amp;color=fff&quot;" office:value-type="string" office:string-value="https://eu.ui-avatars.com/api/?name=Augustine+Tia&amp;background=A75968&amp;color=fff" calcext:value-type="string">
            <text:p>https://eu.ui-avatars.com/api/?name=Augustine+Tia&amp;background=A75968&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75968" calcext:value-type="string">
            <text:p>A75968</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32]&amp;&quot; &quot;&amp;[.B32]" office:value-type="string" office:string-value="Jessia Leonida" calcext:value-type="string">
            <text:p>Jessia Leonida</text:p>
          </table:table-cell>
          <table:table-cell table:style-name="ce35" table:formula="of:=LEFT([.A32]&amp;[.B32]; 20)" office:value-type="string" office:string-value="JessiaLeonida" calcext:value-type="string">
            <text:p>JessiaLeoni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2]&amp;&quot;@&quot;&amp;[.B32]&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2]&amp;&quot;+&quot;&amp;[.B32]&amp;&quot;&amp;background=&quot;&amp;[.V32]&amp;&quot;&amp;color=fff&quot;" office:value-type="string" office:string-value="https://eu.ui-avatars.com/api/?name=Jessia+Leonida&amp;background=A92351&amp;color=fff" calcext:value-type="string">
            <text:p>https://eu.ui-avatars.com/api/?name=Jessia+Leonida&amp;background=A92351&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92351" calcext:value-type="string">
            <text:p>A92351</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33]&amp;&quot; &quot;&amp;[.B33]" office:value-type="string" office:string-value="Kerstin Barney" calcext:value-type="string">
            <text:p>Kerstin Barney</text:p>
          </table:table-cell>
          <table:table-cell table:style-name="ce35" table:formula="of:=LEFT([.A33]&amp;[.B33]; 20)" office:value-type="string" office:string-value="KerstinBarney" calcext:value-type="string">
            <text:p>KerstinBarney</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3]&amp;&quot;@&quot;&amp;[.B33]&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3]&amp;&quot;+&quot;&amp;[.B33]&amp;&quot;&amp;background=&quot;&amp;[.V33]&amp;&quot;&amp;color=fff&quot;" office:value-type="string" office:string-value="https://eu.ui-avatars.com/api/?name=Kerstin+Barney&amp;background=A46376&amp;color=fff" calcext:value-type="string">
            <text:p>https://eu.ui-avatars.com/api/?name=Kerstin+Barney&amp;background=A46376&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46376" calcext:value-type="string">
            <text:p>A46376</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34]&amp;&quot; &quot;&amp;[.B34]" office:value-type="string" office:string-value="Chester Isiah" calcext:value-type="string">
            <text:p>Chester Isiah</text:p>
          </table:table-cell>
          <table:table-cell table:style-name="ce35" table:formula="of:=LEFT([.A34]&amp;[.B34]; 20)" office:value-type="string" office:string-value="ChesterIsiah" calcext:value-type="string">
            <text:p>ChesterIsiah</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4]&amp;&quot;@&quot;&amp;[.B34]&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34]&amp;&quot;+&quot;&amp;[.B34]&amp;&quot;&amp;background=&quot;&amp;[.V34]&amp;&quot;&amp;color=fff&quot;" office:value-type="string" office:string-value="https://eu.ui-avatars.com/api/?name=Chester+Isiah&amp;background=A19393&amp;color=fff" calcext:value-type="string">
            <text:p>https://eu.ui-avatars.com/api/?name=Chester+Isiah&amp;background=A19393&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19393" calcext:value-type="string">
            <text:p>A19393</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35]&amp;&quot; &quot;&amp;[.B35]" office:value-type="string" office:string-value="Alvina Eloisa" calcext:value-type="string">
            <text:p>Alvina Eloisa</text:p>
          </table:table-cell>
          <table:table-cell table:style-name="ce35" table:formula="of:=LEFT([.A35]&amp;[.B35]; 20)" office:value-type="string" office:string-value="AlvinaEloisa" calcext:value-type="string">
            <text:p>AlvinaElois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5]&amp;&quot;@&quot;&amp;[.B35]&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35]&amp;&quot;+&quot;&amp;[.B35]&amp;&quot;&amp;background=&quot;&amp;[.V35]&amp;&quot;&amp;color=fff&quot;" office:value-type="string" office:string-value="https://eu.ui-avatars.com/api/?name=Alvina+Eloisa&amp;background=A62676&amp;color=fff" calcext:value-type="string">
            <text:p>https://eu.ui-avatars.com/api/?name=Alvina+Eloisa&amp;background=A62676&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62676" calcext:value-type="string">
            <text:p>A62676</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36]&amp;&quot; &quot;&amp;[.B36]" office:value-type="string" office:string-value="Penny Gracie" calcext:value-type="string">
            <text:p>Penny Gracie</text:p>
          </table:table-cell>
          <table:table-cell table:style-name="ce35" table:formula="of:=LEFT([.A36]&amp;[.B36]; 20)" office:value-type="string" office:string-value="PennyGracie" calcext:value-type="string">
            <text:p>PennyGrac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6]&amp;&quot;@&quot;&amp;[.B36]&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6]&amp;&quot;+&quot;&amp;[.B36]&amp;&quot;&amp;background=&quot;&amp;[.V36]&amp;&quot;&amp;color=fff&quot;" office:value-type="string" office:string-value="https://eu.ui-avatars.com/api/?name=Penny+Gracie&amp;background=A93226&amp;color=fff" calcext:value-type="string">
            <text:p>https://eu.ui-avatars.com/api/?name=Penny+Gracie&amp;background=A93226&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93226" calcext:value-type="string">
            <text:p>A93226</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37]&amp;&quot; &quot;&amp;[.B37]" office:value-type="string" office:string-value="Reda Edelmira" calcext:value-type="string">
            <text:p>Reda Edelmira</text:p>
          </table:table-cell>
          <table:table-cell table:style-name="ce35" table:formula="of:=LEFT([.A37]&amp;[.B37]; 20)" office:value-type="string" office:string-value="RedaEdelmira" calcext:value-type="string">
            <text:p>RedaEdelm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7]&amp;&quot;@&quot;&amp;[.B37]&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7]&amp;&quot;+&quot;&amp;[.B37]&amp;&quot;&amp;background=&quot;&amp;[.V37]&amp;&quot;&amp;color=fff&quot;" office:value-type="string" office:string-value="https://eu.ui-avatars.com/api/?name=Reda+Edelmira&amp;background=A87771&amp;color=fff" calcext:value-type="string">
            <text:p>https://eu.ui-avatars.com/api/?name=Reda+Edelmira&amp;background=A87771&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87771" calcext:value-type="string">
            <text:p>A87771</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38]&amp;&quot; &quot;&amp;[.B38]" office:value-type="string" office:string-value="Francie Jaymie" calcext:value-type="string">
            <text:p>Francie Jaymie</text:p>
          </table:table-cell>
          <table:table-cell table:style-name="ce35" table:formula="of:=LEFT([.A38]&amp;[.B38]; 20)" office:value-type="string" office:string-value="FrancieJaymie" calcext:value-type="string">
            <text:p>FrancieJaym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8]&amp;&quot;@&quot;&amp;[.B38]&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8]&amp;&quot;+&quot;&amp;[.B38]&amp;&quot;&amp;background=&quot;&amp;[.V38]&amp;&quot;&amp;color=fff&quot;" office:value-type="string" office:string-value="https://eu.ui-avatars.com/api/?name=Francie+Jaymie&amp;background=A91249&amp;color=fff" calcext:value-type="string">
            <text:p>https://eu.ui-avatars.com/api/?name=Francie+Jaymie&amp;background=A91249&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91249" calcext:value-type="string">
            <text:p>A91249</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39]&amp;&quot; &quot;&amp;[.B39]" office:value-type="string" office:string-value="Edris Pearline" calcext:value-type="string">
            <text:p>Edris Pearline</text:p>
          </table:table-cell>
          <table:table-cell table:style-name="ce35" table:formula="of:=LEFT([.A39]&amp;[.B39]; 20)" office:value-type="string" office:string-value="EdrisPearline" calcext:value-type="string">
            <text:p>EdrisPear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39]&amp;&quot;@&quot;&amp;[.B39]&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39]&amp;&quot;+&quot;&amp;[.B39]&amp;&quot;&amp;background=&quot;&amp;[.V39]&amp;&quot;&amp;color=fff&quot;" office:value-type="string" office:string-value="https://eu.ui-avatars.com/api/?name=Edris+Pearline&amp;background=A59364&amp;color=fff" calcext:value-type="string">
            <text:p>https://eu.ui-avatars.com/api/?name=Edris+Pearline&amp;background=A59364&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59364" calcext:value-type="string">
            <text:p>A59364</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40]&amp;&quot; &quot;&amp;[.B40]" office:value-type="string" office:string-value="Chrystal Shirlee" calcext:value-type="string">
            <text:p>Chrystal Shirlee</text:p>
          </table:table-cell>
          <table:table-cell table:style-name="ce35" table:formula="of:=LEFT([.A40]&amp;[.B40]; 20)" office:value-type="string" office:string-value="ChrystalShirlee" calcext:value-type="string">
            <text:p>ChrystalShirle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0]&amp;&quot;@&quot;&amp;[.B40]&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0]&amp;&quot;+&quot;&amp;[.B40]&amp;&quot;&amp;background=&quot;&amp;[.V40]&amp;&quot;&amp;color=fff&quot;" office:value-type="string" office:string-value="https://eu.ui-avatars.com/api/?name=Chrystal+Shirlee&amp;background=A41494&amp;color=fff" calcext:value-type="string">
            <text:p>https://eu.ui-avatars.com/api/?name=Chrystal+Shirlee&amp;background=A41494&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41494" calcext:value-type="string">
            <text:p>A41494</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41]&amp;&quot; &quot;&amp;[.B41]" office:value-type="string" office:string-value="Donette Belen" calcext:value-type="string">
            <text:p>Donette Belen</text:p>
          </table:table-cell>
          <table:table-cell table:style-name="ce35" table:formula="of:=LEFT([.A41]&amp;[.B41]; 20)" office:value-type="string" office:string-value="DonetteBelen" calcext:value-type="string">
            <text:p>DonetteBelen</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1]&amp;&quot;@&quot;&amp;[.B41]&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41]&amp;&quot;+&quot;&amp;[.B41]&amp;&quot;&amp;background=&quot;&amp;[.V41]&amp;&quot;&amp;color=fff&quot;" office:value-type="string" office:string-value="https://eu.ui-avatars.com/api/?name=Donette+Belen&amp;background=A42512&amp;color=fff" calcext:value-type="string">
            <text:p>https://eu.ui-avatars.com/api/?name=Donette+Belen&amp;background=A42512&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42512" calcext:value-type="string">
            <text:p>A42512</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42]&amp;&quot; &quot;&amp;[.B42]" office:value-type="string" office:string-value="Lourdes Caroline" calcext:value-type="string">
            <text:p>Lourdes Caroline</text:p>
          </table:table-cell>
          <table:table-cell table:style-name="ce35" table:formula="of:=LEFT([.A42]&amp;[.B42]; 20)" office:value-type="string" office:string-value="LourdesCaroline" calcext:value-type="string">
            <text:p>LourdesCaro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2]&amp;&quot;@&quot;&amp;[.B42]&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2]&amp;&quot;+&quot;&amp;[.B42]&amp;&quot;&amp;background=&quot;&amp;[.V42]&amp;&quot;&amp;color=fff&quot;" office:value-type="string" office:string-value="https://eu.ui-avatars.com/api/?name=Lourdes+Caroline&amp;background=A34181&amp;color=fff" calcext:value-type="string">
            <text:p>https://eu.ui-avatars.com/api/?name=Lourdes+Caroline&amp;background=A34181&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34181" calcext:value-type="string">
            <text:p>A34181</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43]&amp;&quot; &quot;&amp;[.B43]" office:value-type="string" office:string-value="Jennette Yajaira" calcext:value-type="string">
            <text:p>Jennette Yajaira</text:p>
          </table:table-cell>
          <table:table-cell table:style-name="ce35" table:formula="of:=LEFT([.A43]&amp;[.B43]; 20)" office:value-type="string" office:string-value="JennetteYajaira" calcext:value-type="string">
            <text:p>JennetteYaja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3]&amp;&quot;@&quot;&amp;[.B43]&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3]&amp;&quot;+&quot;&amp;[.B43]&amp;&quot;&amp;background=&quot;&amp;[.V43]&amp;&quot;&amp;color=fff&quot;" office:value-type="string" office:string-value="https://eu.ui-avatars.com/api/?name=Jennette+Yajaira&amp;background=A49535&amp;color=fff" calcext:value-type="string">
            <text:p>https://eu.ui-avatars.com/api/?name=Jennette+Yajaira&amp;background=A49535&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49535" calcext:value-type="string">
            <text:p>A49535</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44]&amp;&quot; &quot;&amp;[.B44]" office:value-type="string" office:string-value="Beatrice Vicki" calcext:value-type="string">
            <text:p>Beatrice Vicki</text:p>
          </table:table-cell>
          <table:table-cell table:style-name="ce35" table:formula="of:=LEFT([.A44]&amp;[.B44]; 20)" office:value-type="string" office:string-value="BeatriceVicki" calcext:value-type="string">
            <text:p>BeatriceVick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4]&amp;&quot;@&quot;&amp;[.B44]&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4]&amp;&quot;+&quot;&amp;[.B44]&amp;&quot;&amp;background=&quot;&amp;[.V44]&amp;&quot;&amp;color=fff&quot;" office:value-type="string" office:string-value="https://eu.ui-avatars.com/api/?name=Beatrice+Vicki&amp;background=A71195&amp;color=fff" calcext:value-type="string">
            <text:p>https://eu.ui-avatars.com/api/?name=Beatrice+Vicki&amp;background=A71195&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71195" calcext:value-type="string">
            <text:p>A71195</text:p>
          </table:table-cell>
          <table:table-cell table:number-columns-repeated="44"/>
        </table:table-row>
        <table:table-row table:style-name="ro3" table:number-rows-repeated="8">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number-columns-repeated="3"/>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6">
          <table:table-cell table:number-columns-repeated="66"/>
        </table:table-row>
        <table:table-row table:style-name="ro4" table:number-rows-repeated="48">
          <table:table-cell table:number-columns-repeated="66"/>
        </table:table-row>
        <table:table-row table:style-name="ro4">
          <table:table-cell table:number-columns-repeated="66"/>
        </table:table-row>
      </table:table>
      <table:table table:name="Lookups" table:style-name="ta4">
        <table:table-column table:style-name="co55" table:default-cell-style-name="ce33"/>
        <table:table-column table:style-name="co29"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Opportunities.$D$2" table:cell-range-address="$Challenges.$A$2:.$A$20"/>
        <table:named-range table:name="CONTENT_BASE_URL" table:base-cell-address="$Organisations.$F$2" table:cell-range-address="$Information.$B$12"/>
        <table:named-range table:name="GROUPS" table:base-cell-address="$Groups.$A$1" table:cell-range-address="Groups.$A$2:Groups.$A$1000"/>
        <table:named-expression table:name="OPPORTUNITIES" table:base-cell-address="$Opportunities.$A$1" table:expression="#REF!"/>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1">00/00/0000</text:date>, <text:time style:data-style-name="N2" text:time-value="10:34:37.935054404">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6-21T10:53:27.669030147</dc:date>
    <meta:editing-cycles>60</meta:editing-cycles>
    <meta:editing-duration>P1DT11H15M24S</meta:editing-duration>
    <meta:document-statistic meta:table-count="12" meta:cell-count="2130" meta:object-count="0"/>
  </office:meta>
</office:document-meta>
</file>